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2.06pt"/>
    </style:style>
    <style:style style:name="co2" style:family="table-column">
      <style:table-column-properties fo:break-before="auto" style:column-width="87.45pt"/>
    </style:style>
    <style:style style:name="co3" style:family="table-column">
      <style:table-column-properties fo:break-before="auto" style:column-width="113.7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bsJL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“1000”</text:p>
          </table:table-cell>
          <table:table-cell office:value-type="string" calcext:value-type="string">
            <text:p>“1001”</text:p>
          </table:table-cell>
          <table:table-cell office:value-type="string" calcext:value-type="string">
            <text:p>“1010”</text:p>
          </table:table-cell>
          <table:table-cell office:value-type="string" calcext:value-type="string">
            <text:p>“1011”</text:p>
          </table:table-cell>
          <table:table-cell office:value-type="string" calcext:value-type="string">
            <text:p>RM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99337595113141" calcext:value-type="float">
            <text:p>0.9993375951</text:p>
          </table:table-cell>
          <table:table-cell office:value-type="float" office:value="5.99889308394645" calcext:value-type="float">
            <text:p>5.9988930839</text:p>
          </table:table-cell>
          <table:table-cell office:value-type="float" office:value="0" calcext:value-type="float">
            <text:p>0</text:p>
          </table:table-cell>
          <table:table-cell office:value-type="float" office:value="0.0010680433153224" calcext:value-type="float">
            <text:p>0.0010680433</text:p>
          </table:table-cell>
        </table:table-row>
        <table:table-row table:style-name="ro1">
          <table:table-cell office:value-type="float" office:value="3.99954969796072" calcext:value-type="float">
            <text:p>3.999549698</text:p>
          </table:table-cell>
          <table:table-cell office:value-type="float" office:value="0.999362222836477" calcext:value-type="float">
            <text:p>0.999362222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00627652003015083" calcext:value-type="float">
            <text:p>0.0006276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99391136200407" calcext:value-type="float">
            <text:p>2.993911362</text:p>
          </table:table-cell>
          <table:table-cell office:value-type="float" office:value="6" calcext:value-type="float">
            <text:p>6</text:p>
          </table:table-cell>
          <table:table-cell office:value-type="float" office:value="4.99821865520067" calcext:value-type="float">
            <text:p>4.9982186552</text:p>
          </table:table-cell>
          <table:table-cell office:value-type="float" office:value="0.00422018492543169" calcext:value-type="float">
            <text:p>0.00422018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.99922917207398" calcext:value-type="float">
            <text:p>4.9992291721</text:p>
          </table:table-cell>
          <table:table-cell office:value-type="float" office:value="0.997800772766909" calcext:value-type="float">
            <text:p>0.9978007728</text:p>
          </table:table-cell>
          <table:table-cell office:value-type="float" office:value="0.00157548267178703" calcext:value-type="float">
            <text:p>0.0015754827</text:p>
          </table:table-cell>
        </table:table-row>
        <table:table-row table:style-name="ro1">
          <table:table-cell office:value-type="float" office:value="3.99357070786586" calcext:value-type="float">
            <text:p>3.9935707079</text:p>
          </table:table-cell>
          <table:table-cell office:value-type="float" office:value="1.99468599259293" calcext:value-type="float">
            <text:p>1.994685992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00605415550512966" calcext:value-type="float">
            <text:p>0.00605415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.9976485187274" calcext:value-type="float">
            <text:p>11.9976485187</text:p>
          </table:table-cell>
          <table:table-cell office:value-type="float" office:value="0.99831918755198" calcext:value-type="float">
            <text:p>0.9983191876</text:p>
          </table:table-cell>
          <table:table-cell office:value-type="float" office:value="0.00211411966675751" calcext:value-type="float">
            <text:p>0.00211411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0605534497642828" calcext:value-type="float">
            <text:p>0.006055345</text:p>
          </table:table-cell>
          <table:table-cell office:value-type="float" office:value="0.574140339887121" calcext:value-type="float">
            <text:p>0.57414033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947280740407895" calcext:value-type="float">
            <text:p>0.094728074</text:p>
          </table:table-cell>
          <table:table-cell office:value-type="float" office:value="0.526865120881068" calcext:value-type="float">
            <text:p>0.5268651209</text:p>
          </table:table-cell>
        </table:table-row>
        <table:table-row table:style-name="ro1">
          <table:table-cell office:value-type="float" office:value="6.99901366382825" calcext:value-type="float">
            <text:p>6.99901366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16916923997506" calcext:value-type="float">
            <text:p>0.000616916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98624295940876" calcext:value-type="float">
            <text:p>0.9986242959</text:p>
          </table:table-cell>
          <table:table-cell office:value-type="float" office:value="0.998842856944821" calcext:value-type="float">
            <text:p>0.9988428569</text:p>
          </table:table-cell>
          <table:table-cell office:value-type="float" office:value="0" calcext:value-type="float">
            <text:p>0</text:p>
          </table:table-cell>
          <table:table-cell office:value-type="float" office:value="0.00128026578424441" calcext:value-type="float">
            <text:p>0.0012802658</text:p>
          </table:table-cell>
        </table:table-row>
        <table:table-row table:style-name="ro1">
          <table:table-cell office:value-type="float" office:value="6.99145916025195" calcext:value-type="float">
            <text:p>6.991459160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00592982702669407" calcext:value-type="float">
            <text:p>0.00592982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915929652989692" calcext:value-type="float">
            <text:p>0.915929653</text:p>
          </table:table-cell>
          <table:table-cell office:value-type="float" office:value="0.0538552329401967" calcext:value-type="float">
            <text:p>0.05385523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.99957370297335" calcext:value-type="float">
            <text:p>1.999573703</text:p>
          </table:table-cell>
          <table:table-cell office:value-type="float" office:value="0" calcext:value-type="float">
            <text:p>0</text:p>
          </table:table-cell>
          <table:table-cell office:value-type="float" office:value="0.000261417958914277" calcext:value-type="float">
            <text:p>0.000261418</text:p>
          </table:table-cell>
        </table:table-row>
        <table:table-row table:style-name="ro1">
          <table:table-cell office:value-type="float" office:value="1.99639696612386" calcext:value-type="float">
            <text:p>1.9963969661</text:p>
          </table:table-cell>
          <table:table-cell office:value-type="float" office:value="3.99916185658834" calcext:value-type="float">
            <text:p>3.9991618566</text:p>
          </table:table-cell>
          <table:table-cell office:value-type="float" office:value="10.9997774523312" calcext:value-type="float">
            <text:p>10.9997774523</text:p>
          </table:table-cell>
          <table:table-cell office:value-type="float" office:value="1" calcext:value-type="float">
            <text:p>1</text:p>
          </table:table-cell>
          <table:table-cell office:value-type="float" office:value="0.00297843060297186" calcext:value-type="float">
            <text:p>0.0029784306</text:p>
          </table:table-cell>
        </table:table-row>
        <table:table-row table:style-name="ro1">
          <table:table-cell office:value-type="float" office:value="11.9905556201186" calcext:value-type="float">
            <text:p>11.9905556201</text:p>
          </table:table-cell>
          <table:table-cell office:value-type="float" office:value="3" calcext:value-type="float">
            <text:p>3</text:p>
          </table:table-cell>
          <table:table-cell office:value-type="float" office:value="16.997383357814" calcext:value-type="float">
            <text:p>16.9973833578</text:p>
          </table:table-cell>
          <table:table-cell office:value-type="float" office:value="6" calcext:value-type="float">
            <text:p>6</text:p>
          </table:table-cell>
          <table:table-cell office:value-type="float" office:value="0.0069023323925119" calcext:value-type="float">
            <text:p>0.0069023324</text:p>
          </table:table-cell>
        </table:table-row>
        <table:table-row table:style-name="ro1">
          <table:table-cell office:value-type="float" office:value="12.9977913082776" calcext:value-type="float">
            <text:p>12.9977913083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00137409482251312" calcext:value-type="float">
            <text:p>0.0013740948</text:p>
          </table:table-cell>
        </table:table-row>
        <table:table-row table:style-name="ro1">
          <table:table-cell office:value-type="float" office:value="2.9998953047075" calcext:value-type="float">
            <text:p>2.9998953047</text:p>
          </table:table-cell>
          <table:table-cell office:value-type="float" office:value="0" calcext:value-type="float">
            <text:p>0</text:p>
          </table:table-cell>
          <table:table-cell office:value-type="float" office:value="6.99997987173987" calcext:value-type="float">
            <text:p>6.9999798717</text:p>
          </table:table-cell>
          <table:table-cell office:value-type="float" office:value="0" calcext:value-type="float">
            <text:p>0</text:p>
          </table:table-cell>
          <table:table-cell office:value-type="float" office:value="0.0000697417857028135" calcext:value-type="float">
            <text:p>6.97417857028135E-05</text:p>
          </table:table-cell>
        </table:table-row>
        <table:table-row table:style-name="ro1">
          <table:table-cell office:value-type="float" office:value="5.9941094242317" calcext:value-type="float">
            <text:p>5.9941094242</text:p>
          </table:table-cell>
          <table:table-cell office:value-type="float" office:value="1" calcext:value-type="float">
            <text:p>1</text:p>
          </table:table-cell>
          <table:table-cell office:value-type="float" office:value="3.99834289180495" calcext:value-type="float">
            <text:p>3.9983428918</text:p>
          </table:table-cell>
          <table:table-cell office:value-type="float" office:value="0" calcext:value-type="float">
            <text:p>0</text:p>
          </table:table-cell>
          <table:table-cell office:value-type="float" office:value="0.00408309511454002" calcext:value-type="float">
            <text:p>0.00408309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99989402373326" calcext:value-type="float">
            <text:p>6.9998940237</text:p>
          </table:table-cell>
          <table:table-cell office:value-type="float" office:value="0" calcext:value-type="float">
            <text:p>0</text:p>
          </table:table-cell>
          <table:table-cell office:value-type="float" office:value="0.0000695351213872659" calcext:value-type="float">
            <text:p>6.95351213872659E-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.99810327956207" calcext:value-type="float">
            <text:p>7.9981032796</text:p>
          </table:table-cell>
          <table:table-cell office:value-type="float" office:value="0" calcext:value-type="float">
            <text:p>0</text:p>
          </table:table-cell>
          <table:table-cell office:value-type="float" office:value="0.00115485070505906" calcext:value-type="float">
            <text:p>0.0011548507</text:p>
          </table:table-cell>
        </table:table-row>
        <table:table-row table:style-name="ro1">
          <table:table-cell office:value-type="float" office:value="4.99933991056147" calcext:value-type="float">
            <text:p>4.9993399106</text:p>
          </table:table-cell>
          <table:table-cell office:value-type="float" office:value="0" calcext:value-type="float">
            <text:p>0</text:p>
          </table:table-cell>
          <table:table-cell office:value-type="float" office:value="9.99979793443762" calcext:value-type="float">
            <text:p>9.9997979344</text:p>
          </table:table-cell>
          <table:table-cell office:value-type="float" office:value="0" calcext:value-type="float">
            <text:p>0</text:p>
          </table:table-cell>
          <table:table-cell office:value-type="float" office:value="0.000474073974298879" calcext:value-type="float">
            <text:p>0.0004740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.99567371230942" calcext:value-type="float">
            <text:p>7.9956737123</text:p>
          </table:table-cell>
          <table:table-cell office:value-type="float" office:value="0.998556145909391" calcext:value-type="float">
            <text:p>0.9985561459</text:p>
          </table:table-cell>
          <table:table-cell office:value-type="float" office:value="0.0036002273099348" calcext:value-type="float">
            <text:p>0.003600227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2.9996142054626" calcext:value-type="float">
            <text:p>12.9996142055</text:p>
          </table:table-cell>
          <table:table-cell office:value-type="float" office:value="0" calcext:value-type="float">
            <text:p>0</text:p>
          </table:table-cell>
          <table:table-cell office:value-type="float" office:value="0.000224532381477541" calcext:value-type="float">
            <text:p>0.0002245324</text:p>
          </table:table-cell>
        </table:table-row>
        <table:table-row table:style-name="ro1">
          <table:table-cell office:value-type="float" office:value="2.99278207210448" calcext:value-type="float">
            <text:p>2.992782072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.9945987109265" calcext:value-type="float">
            <text:p>1.9945987109</text:p>
          </table:table-cell>
          <table:table-cell office:value-type="float" office:value="0.00774132632215341" calcext:value-type="float">
            <text:p>0.0077413263</text:p>
          </table:table-cell>
        </table:table-row>
        <table:table-row table:style-name="ro1">
          <table:table-cell office:value-type="float" office:value="4.99694995515025" calcext:value-type="float">
            <text:p>4.9969499552</text:p>
          </table:table-cell>
          <table:table-cell office:value-type="float" office:value="11.9996997552398" calcext:value-type="float">
            <text:p>11.9996997552</text:p>
          </table:table-cell>
          <table:table-cell office:value-type="float" office:value="1.99733093948221" calcext:value-type="float">
            <text:p>1.9973309395</text:p>
          </table:table-cell>
          <table:table-cell office:value-type="float" office:value="0" calcext:value-type="float">
            <text:p>0</text:p>
          </table:table-cell>
          <table:table-cell office:value-type="float" office:value="0.00363143843779552" calcext:value-type="float">
            <text:p>0.00363143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.9971342087867" calcext:value-type="float">
            <text:p>14.9971342088</text:p>
          </table:table-cell>
          <table:table-cell office:value-type="float" office:value="0.999517235866202" calcext:value-type="float">
            <text:p>0.9995172359</text:p>
          </table:table-cell>
          <table:table-cell office:value-type="float" office:value="0" calcext:value-type="float">
            <text:p>0</text:p>
          </table:table-cell>
          <table:table-cell office:value-type="float" office:value="0.00198863146326842" calcext:value-type="float">
            <text:p>0.0019886315</text:p>
          </table:table-cell>
        </table:table-row>
        <table:table-row table:style-name="ro1">
          <table:table-cell office:value-type="float" office:value="0.760646649167929" calcext:value-type="float">
            <text:p>0.760646649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.705184223147885" calcext:value-type="float">
            <text:p>0.7051842231</text:p>
          </table:table-cell>
          <table:table-cell office:value-type="float" office:value="0.30209391510729" calcext:value-type="float">
            <text:p>0.3020939151</text:p>
          </table:table-cell>
        </table:table-row>
        <table:table-row table:style-name="ro1">
          <table:table-cell office:value-type="float" office:value="4.99965939291975" calcext:value-type="float">
            <text:p>4.9996593929</text:p>
          </table:table-cell>
          <table:table-cell office:value-type="float" office:value="0" calcext:value-type="float">
            <text:p>0</text:p>
          </table:table-cell>
          <table:table-cell office:value-type="float" office:value="15.9998480307144" calcext:value-type="float">
            <text:p>15.9998480307</text:p>
          </table:table-cell>
          <table:table-cell office:value-type="float" office:value="0" calcext:value-type="float">
            <text:p>0</text:p>
          </table:table-cell>
          <table:table-cell office:value-type="float" office:value="0.00026207382284812" calcext:value-type="float">
            <text:p>0.0002620738</text:p>
          </table:table-cell>
        </table:table-row>
        <table:table-row table:style-name="ro1">
          <table:table-cell office:value-type="float" office:value="8.99886646474232" calcext:value-type="float">
            <text:p>8.998866464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000758000574552957" calcext:value-type="float">
            <text:p>0.00075800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9995262712343" calcext:value-type="float">
            <text:p>1.9995262712</text:p>
          </table:table-cell>
          <table:table-cell office:value-type="float" office:value="40.9930385861149" calcext:value-type="float">
            <text:p>40.9930385861</text:p>
          </table:table-cell>
          <table:table-cell office:value-type="float" office:value="0" calcext:value-type="float">
            <text:p>0</text:p>
          </table:table-cell>
          <table:table-cell office:value-type="float" office:value="0.00509132063465804" calcext:value-type="float">
            <text:p>0.0050913206</text:p>
          </table:table-cell>
        </table:table-row>
        <table:table-row table:style-name="ro1">
          <table:table-cell office:value-type="float" office:value="9.99151300269879" calcext:value-type="float">
            <text:p>9.9915130027</text:p>
          </table:table-cell>
          <table:table-cell office:value-type="float" office:value="1.99626575858618" calcext:value-type="float">
            <text:p>1.9962657586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0.00739946800728815" calcext:value-type="float">
            <text:p>0.0073994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97652080501908" calcext:value-type="float">
            <text:p>0.9976520805</text:p>
          </table:table-cell>
          <table:table-cell office:value-type="float" office:value="13" calcext:value-type="float">
            <text:p>13</text:p>
          </table:table-cell>
          <table:table-cell office:value-type="float" office:value="0.998567392851693" calcext:value-type="float">
            <text:p>0.9985673929</text:p>
          </table:table-cell>
          <table:table-cell office:value-type="float" office:value="0.00192208873400258" calcext:value-type="float">
            <text:p>0.0019220887</text:p>
          </table:table-cell>
        </table:table-row>
        <table:table-row table:style-name="ro1">
          <table:table-cell office:value-type="float" office:value="1.9990363532904" calcext:value-type="float">
            <text:p>1.9990363533</text:p>
          </table:table-cell>
          <table:table-cell office:value-type="float" office:value="3" calcext:value-type="float">
            <text:p>3</text:p>
          </table:table-cell>
          <table:table-cell office:value-type="float" office:value="10.9988620280587" calcext:value-type="float">
            <text:p>10.9988620281</text:p>
          </table:table-cell>
          <table:table-cell office:value-type="float" office:value="0" calcext:value-type="float">
            <text:p>0</text:p>
          </table:table-cell>
          <table:table-cell office:value-type="float" office:value="0.0010591408201483" calcext:value-type="float">
            <text:p>0.0010591408</text:p>
          </table:table-cell>
        </table:table-row>
        <table:table-row table:style-name="ro1">
          <table:table-cell office:value-type="float" office:value="2.99607308027153" calcext:value-type="float">
            <text:p>2.996073080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999254508536347" calcext:value-type="float">
            <text:p>0.9992545085</text:p>
          </table:table-cell>
          <table:table-cell office:value-type="float" office:value="0.00287446750670153" calcext:value-type="float">
            <text:p>0.00287446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.99980467839278" calcext:value-type="float">
            <text:p>4.9998046784</text:p>
          </table:table-cell>
          <table:table-cell office:value-type="float" office:value="0" calcext:value-type="float">
            <text:p>0</text:p>
          </table:table-cell>
          <table:table-cell office:value-type="float" office:value="0.00012001593078911" calcext:value-type="float">
            <text:p>0.0001200159</text:p>
          </table:table-cell>
        </table:table-row>
        <table:table-row table:style-name="ro1">
          <table:table-cell office:value-type="float" office:value="1.99967086131243" calcext:value-type="float">
            <text:p>1.999670861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995986888282119" calcext:value-type="float">
            <text:p>0.9959868883</text:p>
          </table:table-cell>
          <table:table-cell office:value-type="float" office:value="0.00282385446388171" calcext:value-type="float">
            <text:p>0.0028238545</text:p>
          </table:table-cell>
        </table:table-row>
        <table:table-row table:style-name="ro1">
          <table:table-cell office:value-type="float" office:value="2.99762690489175" calcext:value-type="float">
            <text:p>2.9976269049</text:p>
          </table:table-cell>
          <table:table-cell office:value-type="float" office:value="0.996099950793538" calcext:value-type="float">
            <text:p>0.99609995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387246269362998" calcext:value-type="float">
            <text:p>0.00387246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99213205587236" calcext:value-type="float">
            <text:p>0.9992132056</text:p>
          </table:table-cell>
          <table:table-cell office:value-type="float" office:value="1.99910921958993" calcext:value-type="float">
            <text:p>1.9991092196</text:p>
          </table:table-cell>
          <table:table-cell office:value-type="float" office:value="0" calcext:value-type="float">
            <text:p>0</text:p>
          </table:table-cell>
          <table:table-cell office:value-type="float" office:value="0.000917705541334797" calcext:value-type="float">
            <text:p>0.00091770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.99974839289743" calcext:value-type="float">
            <text:p>9.9997483929</text:p>
          </table:table-cell>
          <table:table-cell office:value-type="float" office:value="0" calcext:value-type="float">
            <text:p>0</text:p>
          </table:table-cell>
          <table:table-cell office:value-type="float" office:value="0.000160511588815872" calcext:value-type="float">
            <text:p>0.0001605116</text:p>
          </table:table-cell>
        </table:table-row>
        <table:table-row table:style-name="ro1">
          <table:table-cell office:value-type="float" office:value="2.99966820269443" calcext:value-type="float">
            <text:p>2.9996682027</text:p>
          </table:table-cell>
          <table:table-cell office:value-type="float" office:value="3" calcext:value-type="float">
            <text:p>3</text:p>
          </table:table-cell>
          <table:table-cell office:value-type="float" office:value="6.9986611623431" calcext:value-type="float">
            <text:p>6.9986611623</text:p>
          </table:table-cell>
          <table:table-cell office:value-type="float" office:value="0" calcext:value-type="float">
            <text:p>0</text:p>
          </table:table-cell>
          <table:table-cell office:value-type="float" office:value="0.000915207550903183" calcext:value-type="float">
            <text:p>0.000915207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.99796671197538" calcext:value-type="float">
            <text:p>3.997966712</text:p>
          </table:table-cell>
          <table:table-cell office:value-type="float" office:value="0.99856159470096" calcext:value-type="float">
            <text:p>0.9985615947</text:p>
          </table:table-cell>
          <table:table-cell office:value-type="float" office:value="0.00175110302052456" calcext:value-type="float">
            <text:p>0.0017511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.99792323706236" calcext:value-type="float">
            <text:p>4.9979232371</text:p>
          </table:table-cell>
          <table:table-cell office:value-type="float" office:value="0.99955163359995" calcext:value-type="float">
            <text:p>0.9995516336</text:p>
          </table:table-cell>
          <table:table-cell office:value-type="float" office:value="0.00143773609022127" calcext:value-type="float">
            <text:p>0.0014377361</text:p>
          </table:table-cell>
        </table:table-row>
        <table:table-row table:style-name="ro1">
          <table:table-cell office:value-type="float" office:value="5.99792478519432" calcext:value-type="float">
            <text:p>5.9979247852</text:p>
          </table:table-cell>
          <table:table-cell office:value-type="float" office:value="4.99766437109408" calcext:value-type="float">
            <text:p>4.9976643711</text:p>
          </table:table-cell>
          <table:table-cell office:value-type="float" office:value="0.99941540464989" calcext:value-type="float">
            <text:p>0.9994154046</text:p>
          </table:table-cell>
          <table:table-cell office:value-type="float" office:value="0" calcext:value-type="float">
            <text:p>0</text:p>
          </table:table-cell>
          <table:table-cell office:value-type="float" office:value="0.00296048315391678" calcext:value-type="float">
            <text:p>0.0029604832</text:p>
          </table:table-cell>
        </table:table-row>
        <table:table-row table:style-name="ro1">
          <table:table-cell office:value-type="float" office:value="0.99961657217835" calcext:value-type="float">
            <text:p>0.999616572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000243670828459661" calcext:value-type="float">
            <text:p>0.0002436708</text:p>
          </table:table-cell>
        </table:table-row>
        <table:table-row table:style-name="ro1">
          <table:table-cell office:value-type="float" office:value="3.99623148898812" calcext:value-type="float">
            <text:p>3.996231489</text:p>
          </table:table-cell>
          <table:table-cell office:value-type="float" office:value="2" calcext:value-type="float">
            <text:p>2</text:p>
          </table:table-cell>
          <table:table-cell office:value-type="float" office:value="2.99990086267383" calcext:value-type="float">
            <text:p>2.9999008627</text:p>
          </table:table-cell>
          <table:table-cell office:value-type="float" office:value="0" calcext:value-type="float">
            <text:p>0</text:p>
          </table:table-cell>
          <table:table-cell office:value-type="float" office:value="0.00234791657947895" calcext:value-type="float">
            <text:p>0.0023479166</text:p>
          </table:table-cell>
        </table:table-row>
        <table:table-row table:style-name="ro1">
          <table:table-cell office:value-type="float" office:value="2.9786852394289" calcext:value-type="float">
            <text:p>2.978685239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832719280655096" calcext:value-type="float">
            <text:p>0.8327192807</text:p>
          </table:table-cell>
          <table:table-cell office:value-type="float" office:value="0.11445307302347" calcext:value-type="float">
            <text:p>0.1144530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99982756925205" calcext:value-type="float">
            <text:p>7.99982756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01332683399031" calcext:value-type="float">
            <text:p>0.0001013327</text:p>
          </table:table-cell>
        </table:table-row>
        <table:table-row table:style-name="ro1">
          <table:table-cell office:value-type="float" office:value="0.605171277605203" calcext:value-type="float">
            <text:p>0.605171277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.46506594226421" calcext:value-type="float">
            <text:p>1.46506594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99679441710209" calcext:value-type="float">
            <text:p>8.9967944171</text:p>
          </table:table-cell>
          <table:table-cell office:value-type="float" office:value="3.99882563211309" calcext:value-type="float">
            <text:p>3.9988256321</text:p>
          </table:table-cell>
          <table:table-cell office:value-type="float" office:value="1" calcext:value-type="float">
            <text:p>1</text:p>
          </table:table-cell>
          <table:table-cell office:value-type="float" office:value="0.00232763070299274" calcext:value-type="float">
            <text:p>0.00232763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.99438987271292" calcext:value-type="float">
            <text:p>3.9943898727</text:p>
          </table:table-cell>
          <table:table-cell office:value-type="float" office:value="4.99767321031465" calcext:value-type="float">
            <text:p>4.9976732103</text:p>
          </table:table-cell>
          <table:table-cell office:value-type="float" office:value="0.00422245470377855" calcext:value-type="float">
            <text:p>0.00422245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.99057469171117" calcext:value-type="float">
            <text:p>2.9905746917</text:p>
          </table:table-cell>
          <table:table-cell office:value-type="float" office:value="7" calcext:value-type="float">
            <text:p>7</text:p>
          </table:table-cell>
          <table:table-cell office:value-type="float" office:value="0.00583577785123604" calcext:value-type="float">
            <text:p>0.0058357779</text:p>
          </table:table-cell>
        </table:table-row>
        <table:table-row table:style-name="ro1">
          <table:table-cell office:value-type="float" office:value="0.542160466867516" calcext:value-type="float">
            <text:p>0.542160466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282179889647722" calcext:value-type="float">
            <text:p>0.28217988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554388928603" calcext:value-type="float">
            <text:p>5.995543889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00277845921542382" calcext:value-type="float">
            <text:p>0.00277845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26993926870947" calcext:value-type="float">
            <text:p>0.2699392687</text:p>
          </table:table-cell>
          <table:table-cell office:value-type="float" office:value="0.450029404286452" calcext:value-type="float">
            <text:p>0.4500294043</text:p>
          </table:table-cell>
        </table:table-row>
        <table:table-row table:style-name="ro1">
          <table:table-cell office:value-type="float" office:value="0.996624652760184" calcext:value-type="float">
            <text:p>0.9966246528</text:p>
          </table:table-cell>
          <table:table-cell office:value-type="float" office:value="6" calcext:value-type="float">
            <text:p>6</text:p>
          </table:table-cell>
          <table:table-cell office:value-type="float" office:value="2.9993658501021" calcext:value-type="float">
            <text:p>2.9993658501</text:p>
          </table:table-cell>
          <table:table-cell office:value-type="float" office:value="1" calcext:value-type="float">
            <text:p>1</text:p>
          </table:table-cell>
          <table:table-cell office:value-type="float" office:value="0.00236707208309937" calcext:value-type="float">
            <text:p>0.00236707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99702883109915" calcext:value-type="float">
            <text:p>5.9970288311</text:p>
          </table:table-cell>
          <table:table-cell office:value-type="float" office:value="5" calcext:value-type="float">
            <text:p>5</text:p>
          </table:table-cell>
          <table:table-cell office:value-type="float" office:value="1.99995391815247" calcext:value-type="float">
            <text:p>1.9999539182</text:p>
          </table:table-cell>
          <table:table-cell office:value-type="float" office:value="0.0018800796975389" calcext:value-type="float">
            <text:p>0.001880079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633862037044718" calcext:value-type="float">
            <text:p>0.633862037</text:p>
          </table:table-cell>
          <table:table-cell office:value-type="float" office:value="0.221837691209288" calcext:value-type="float">
            <text:p>0.2218376912</text:p>
          </table:table-cell>
        </table:table-row>
        <table:table-row table:style-name="ro1">
          <table:table-cell office:value-type="float" office:value="0.997710057646584" calcext:value-type="float">
            <text:p>0.9977100576</text:p>
          </table:table-cell>
          <table:table-cell office:value-type="float" office:value="5" calcext:value-type="float">
            <text:p>5</text:p>
          </table:table-cell>
          <table:table-cell office:value-type="float" office:value="3.99870615118233" calcext:value-type="float">
            <text:p>3.9987061512</text:p>
          </table:table-cell>
          <table:table-cell office:value-type="float" office:value="0" calcext:value-type="float">
            <text:p>0</text:p>
          </table:table-cell>
          <table:table-cell office:value-type="float" office:value="0.00183100065216611" calcext:value-type="float">
            <text:p>0.00183100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.99984934815127" calcext:value-type="float">
            <text:p>6.9998493482</text:p>
          </table:table-cell>
          <table:table-cell office:value-type="float" office:value="0" calcext:value-type="float">
            <text:p>0</text:p>
          </table:table-cell>
          <table:table-cell office:value-type="float" office:value="0.0000940887095992103" calcext:value-type="float">
            <text:p>9.40887095992103E-05</text:p>
          </table:table-cell>
        </table:table-row>
        <table:table-row table:style-name="ro1">
          <table:table-cell office:value-type="float" office:value="1.9983763876168" calcext:value-type="float">
            <text:p>1.998376387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0112396492812321" calcext:value-type="float">
            <text:p>0.00112396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99922844695364" calcext:value-type="float">
            <text:p>8.9992284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491496181114171" calcext:value-type="float">
            <text:p>0.0004914962</text:p>
          </table:table-cell>
        </table:table-row>
        <table:table-row table:style-name="ro1">
          <table:table-cell office:value-type="float" office:value="2.99743061412876" calcext:value-type="float">
            <text:p>2.997430614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.983728032559284" calcext:value-type="float">
            <text:p>0.9837280326</text:p>
          </table:table-cell>
          <table:table-cell office:value-type="float" office:value="0.0112389213504614" calcext:value-type="float">
            <text:p>0.0112389214</text:p>
          </table:table-cell>
        </table:table-row>
        <table:table-row table:style-name="ro1">
          <table:table-cell office:value-type="float" office:value="0.0271926857180693" calcext:value-type="float">
            <text:p>0.027192685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.14148805464014" calcext:value-type="float">
            <text:p>1.1414880546</text:p>
          </table:table-cell>
        </table:table-row>
        <table:table-row table:style-name="ro1">
          <table:table-cell office:value-type="float" office:value="0.999650869686493" calcext:value-type="float">
            <text:p>0.9996508697</text:p>
          </table:table-cell>
          <table:table-cell office:value-type="float" office:value="9.99925267863803" calcext:value-type="float">
            <text:p>9.9992526786</text:p>
          </table:table-cell>
          <table:table-cell office:value-type="float" office:value="3.99979692404573" calcext:value-type="float">
            <text:p>3.999796924</text:p>
          </table:table-cell>
          <table:table-cell office:value-type="float" office:value="3" calcext:value-type="float">
            <text:p>3</text:p>
          </table:table-cell>
          <table:table-cell office:value-type="float" office:value="0.000776272036331299" calcext:value-type="float">
            <text:p>0.000776272</text:p>
          </table:table-cell>
        </table:table-row>
        <table:table-row table:style-name="ro1">
          <table:table-cell office:value-type="float" office:value="3.96049983134008" calcext:value-type="float">
            <text:p>3.96049983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934851596668689" calcext:value-type="float">
            <text:p>0.9348515967</text:p>
          </table:table-cell>
          <table:table-cell office:value-type="float" office:value="0.693103128029871" calcext:value-type="float">
            <text:p>0.693103128</text:p>
          </table:table-cell>
        </table:table-row>
        <table:table-row table:style-name="ro1">
          <table:table-cell office:value-type="float" office:value="0.996055096806565" calcext:value-type="float">
            <text:p>0.9960550968</text:p>
          </table:table-cell>
          <table:table-cell office:value-type="float" office:value="17.9975292156578" calcext:value-type="float">
            <text:p>17.99752921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345037041322619" calcext:value-type="float">
            <text:p>0.0034503704</text:p>
          </table:table-cell>
        </table:table-row>
        <table:table-row table:style-name="ro1">
          <table:table-cell office:value-type="float" office:value="0.999644534132436" calcext:value-type="float">
            <text:p>0.9996445341</text:p>
          </table:table-cell>
          <table:table-cell office:value-type="float" office:value="12.9997152569897" calcext:value-type="float">
            <text:p>12.9997152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92807502410072" calcext:value-type="float">
            <text:p>0.00039280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9996920452005" calcext:value-type="float">
            <text:p>10.99969204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84317577182129" calcext:value-type="float">
            <text:p>0.0001843176</text:p>
          </table:table-cell>
        </table:table-row>
        <table:table-row table:style-name="ro1">
          <table:table-cell office:value-type="float" office:value="0.999899931643852" calcext:value-type="float">
            <text:p>0.9998999316</text:p>
          </table:table-cell>
          <table:table-cell office:value-type="float" office:value="11.9999357548306" calcext:value-type="float">
            <text:p>11.99993575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01412945378176" calcext:value-type="float">
            <text:p>0.0001014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99948862525733" calcext:value-type="float">
            <text:p>5.99948862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39950100686926" calcext:value-type="float">
            <text:p>0.0003399501</text:p>
          </table:table-cell>
        </table:table-row>
        <table:table-row table:style-name="ro1">
          <table:table-cell office:value-type="float" office:value="2.9993456666983" calcext:value-type="float">
            <text:p>2.999345666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39075723527912" calcext:value-type="float">
            <text:p>0.000439075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.98270188169723" calcext:value-type="float">
            <text:p>6.9827018817</text:p>
          </table:table-cell>
          <table:table-cell office:value-type="float" office:value="0.986812904994" calcext:value-type="float">
            <text:p>0.986812905</text:p>
          </table:table-cell>
          <table:table-cell office:value-type="float" office:value="0.0173060432482333" calcext:value-type="float">
            <text:p>0.01730604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.991625826252" calcext:value-type="float">
            <text:p>21.9916258263</text:p>
          </table:table-cell>
          <table:table-cell office:value-type="float" office:value="3" calcext:value-type="float">
            <text:p>3</text:p>
          </table:table-cell>
          <table:table-cell office:value-type="float" office:value="0.00484465123284802" calcext:value-type="float">
            <text:p>0.004844651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140" calcext:value-type="float">
            <text:p>140</text:p>
          </table:table-cell>
          <table:table-cell office:value-type="float" office:value="11.9566119724221" calcext:value-type="float">
            <text:p>11.9566119724</text:p>
          </table:table-cell>
          <table:table-cell office:value-type="float" office:value="0.0261331876627424" calcext:value-type="float">
            <text:p>0.026133187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92.9716768993873" calcext:value-type="float">
            <text:p>92.9716768994</text:p>
          </table:table-cell>
          <table:table-cell office:value-type="float" office:value="68.899498418191" calcext:value-type="float">
            <text:p>68.8994984182</text:p>
          </table:table-cell>
          <table:table-cell office:value-type="float" office:value="13" calcext:value-type="float">
            <text:p>13</text:p>
          </table:table-cell>
          <table:table-cell office:value-type="float" office:value="0.0742730611890951" calcext:value-type="float">
            <text:p>0.0742730612</text:p>
          </table:table-cell>
        </table:table-row>
        <table:table-row table:style-name="ro1">
          <table:table-cell office:value-type="float" office:value="4.99905347643598" calcext:value-type="float">
            <text:p>4.9990534764</text:p>
          </table:table-cell>
          <table:table-cell office:value-type="float" office:value="2.99949593925054" calcext:value-type="float">
            <text:p>2.999495939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000765783742807507" calcext:value-type="float">
            <text:p>0.00076578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99947264838903" calcext:value-type="float">
            <text:p>2.9994726484</text:p>
          </table:table-cell>
          <table:table-cell office:value-type="float" office:value="11.9995820657304" calcext:value-type="float">
            <text:p>11.9995820657</text:p>
          </table:table-cell>
          <table:table-cell office:value-type="float" office:value="0" calcext:value-type="float">
            <text:p>0</text:p>
          </table:table-cell>
          <table:table-cell office:value-type="float" office:value="0.000568611276818591" calcext:value-type="float">
            <text:p>0.0005686113</text:p>
          </table:table-cell>
        </table:table-row>
        <table:table-row table:style-name="ro1">
          <table:table-cell office:value-type="float" office:value="2.843357442203" calcext:value-type="float">
            <text:p>2.843357442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.68923972112729" calcext:value-type="float">
            <text:p>1.6892397211</text:p>
          </table:table-cell>
          <table:table-cell office:value-type="float" office:value="0.262222236349579" calcext:value-type="float">
            <text:p>0.2622222363</text:p>
          </table:table-cell>
        </table:table-row>
        <table:table-row table:style-name="ro1">
          <table:table-cell office:value-type="float" office:value="11.997124315118" calcext:value-type="float">
            <text:p>11.9971243151</text:p>
          </table:table-cell>
          <table:table-cell office:value-type="float" office:value="1.99488246555392" calcext:value-type="float">
            <text:p>1.994882465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00419211153354965" calcext:value-type="float">
            <text:p>0.00419211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3.9907265164755" calcext:value-type="float">
            <text:p>13.9907265165</text:p>
          </table:table-cell>
          <table:table-cell office:value-type="float" office:value="2.9875614473952" calcext:value-type="float">
            <text:p>2.9875614474</text:p>
          </table:table-cell>
          <table:table-cell office:value-type="float" office:value="0.0116059368055748" calcext:value-type="float">
            <text:p>0.0116059368</text:p>
          </table:table-cell>
        </table:table-row>
        <table:table-row table:style-name="ro1">
          <table:table-cell office:value-type="float" office:value="5.98585622217051" calcext:value-type="float">
            <text:p>5.985856222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.29585498471464" calcext:value-type="float">
            <text:p>1.2958549847</text:p>
          </table:table-cell>
          <table:table-cell office:value-type="float" office:value="0.459130319714297" calcext:value-type="float">
            <text:p>0.4591303197</text:p>
          </table:table-cell>
        </table:table-row>
        <table:table-row table:style-name="ro1">
          <table:table-cell office:value-type="float" office:value="10.9190611352269" calcext:value-type="float">
            <text:p>10.919061135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.7965967290511" calcext:value-type="float">
            <text:p>2.7965967291</text:p>
          </table:table-cell>
          <table:table-cell office:value-type="float" office:value="0.80905524646075" calcext:value-type="float">
            <text:p>0.809055246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6" calcext:value-type="float">
            <text:p>76</text:p>
          </table:table-cell>
          <table:table-cell office:value-type="float" office:value="15" calcext:value-type="float">
            <text:p>15</text:p>
          </table:table-cell>
          <table:table-cell office:value-type="float" office:value="0.843001344487795" calcext:value-type="float">
            <text:p>0.8430013445</text:p>
          </table:table-cell>
          <table:table-cell office:value-type="float" office:value="4.14096823577264" calcext:value-type="float">
            <text:p>4.14096823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170795808017057" calcext:value-type="float">
            <text:p>0.170795808</text:p>
          </table:table-cell>
          <table:table-cell office:value-type="float" office:value="1.07417806017239" calcext:value-type="float">
            <text:p>1.074178060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40.9091648084104" calcext:value-type="float">
            <text:p>40.9091648084</text:p>
          </table:table-cell>
          <table:table-cell office:value-type="float" office:value="8" calcext:value-type="float">
            <text:p>8</text:p>
          </table:table-cell>
          <table:table-cell office:value-type="float" office:value="0.0551118023886941" calcext:value-type="float">
            <text:p>0.0551118024</text:p>
          </table:table-cell>
        </table:table-row>
        <table:table-row table:style-name="ro1">
          <table:table-cell office:value-type="float" office:value="7.97826320436212" calcext:value-type="float">
            <text:p>7.9782632044</text:p>
          </table:table-cell>
          <table:table-cell office:value-type="float" office:value="3.98544303434598" calcext:value-type="float">
            <text:p>3.9854430343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.0184089898157241" calcext:value-type="float">
            <text:p>0.0184089898</text:p>
          </table:table-cell>
        </table:table-row>
        <table:table-row table:style-name="ro1">
          <table:table-cell office:value-type="float" office:value="2.99752670262149" calcext:value-type="float">
            <text:p>2.9975267026</text:p>
          </table:table-cell>
          <table:table-cell office:value-type="float" office:value="7.99665418379146" calcext:value-type="float">
            <text:p>7.9966541838</text:p>
          </table:table-cell>
          <table:table-cell office:value-type="float" office:value="15" calcext:value-type="float">
            <text:p>15</text:p>
          </table:table-cell>
          <table:table-cell office:value-type="float" office:value="3.99713378276717" calcext:value-type="float">
            <text:p>3.9971337828</text:p>
          </table:table-cell>
          <table:table-cell office:value-type="float" office:value="0.00502398892067249" calcext:value-type="float">
            <text:p>0.005023988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9720695564373" calcext:value-type="float">
            <text:p>13.9720695564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0.0164322675421123" calcext:value-type="float">
            <text:p>0.016432267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8" calcext:value-type="float">
            <text:p>88</text:p>
          </table:table-cell>
          <table:table-cell office:value-type="float" office:value="19" calcext:value-type="float">
            <text:p>19</text:p>
          </table:table-cell>
          <table:table-cell office:value-type="float" office:value="1.1733443842384" calcext:value-type="float">
            <text:p>1.1733443842</text:p>
          </table:table-cell>
          <table:table-cell office:value-type="float" office:value="5.12153208586008" calcext:value-type="float">
            <text:p>5.12153208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164434150995974" calcext:value-type="float">
            <text:p>0.164434151</text:p>
          </table:table-cell>
          <table:table-cell office:value-type="float" office:value="1.07389954209285" calcext:value-type="float">
            <text:p>1.073899542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40.9710709648039" calcext:value-type="float">
            <text:p>40.9710709648</text:p>
          </table:table-cell>
          <table:table-cell office:value-type="float" office:value="8" calcext:value-type="float">
            <text:p>8</text:p>
          </table:table-cell>
          <table:table-cell office:value-type="float" office:value="0.0170040018243047" calcext:value-type="float">
            <text:p>0.0170040018</text:p>
          </table:table-cell>
        </table:table-row>
        <table:table-row table:style-name="ro1">
          <table:table-cell office:value-type="float" office:value="95.9919288337393" calcext:value-type="float">
            <text:p>95.9919288337</text:p>
          </table:table-cell>
          <table:table-cell office:value-type="float" office:value="11" calcext:value-type="float">
            <text:p>11</text:p>
          </table:table-cell>
          <table:table-cell office:value-type="float" office:value="105.957530821784" calcext:value-type="float">
            <text:p>105.9575308218</text:p>
          </table:table-cell>
          <table:table-cell office:value-type="float" office:value="4" calcext:value-type="float">
            <text:p>4</text:p>
          </table:table-cell>
          <table:table-cell office:value-type="float" office:value="0.0286276338733145" calcext:value-type="float">
            <text:p>0.0286276339</text:p>
          </table:table-cell>
        </table:table-row>
        <table:table-row table:style-name="ro1">
          <table:table-cell office:value-type="float" office:value="86.9558425866086" calcext:value-type="float">
            <text:p>86.9558425866</text:p>
          </table:table-cell>
          <table:table-cell office:value-type="float" office:value="22" calcext:value-type="float">
            <text:p>22</text:p>
          </table:table-cell>
          <table:table-cell office:value-type="float" office:value="91" calcext:value-type="float">
            <text:p>91</text:p>
          </table:table-cell>
          <table:table-cell office:value-type="float" office:value="10.9451257652592" calcext:value-type="float">
            <text:p>10.9451257653</text:p>
          </table:table-cell>
          <table:table-cell office:value-type="float" office:value="0.0496628872785635" calcext:value-type="float">
            <text:p>0.0496628873</text:p>
          </table:table-cell>
        </table:table-row>
        <table:table-row table:style-name="ro1">
          <table:table-cell office:value-type="float" office:value="103.961465710164" calcext:value-type="float">
            <text:p>103.9614657102</text:p>
          </table:table-cell>
          <table:table-cell office:value-type="float" office:value="12" calcext:value-type="float">
            <text:p>12</text:p>
          </table:table-cell>
          <table:table-cell office:value-type="float" office:value="113" calcext:value-type="float">
            <text:p>113</text:p>
          </table:table-cell>
          <table:table-cell office:value-type="float" office:value="0.977330023339833" calcext:value-type="float">
            <text:p>0.9773300233</text:p>
          </table:table-cell>
          <table:table-cell office:value-type="float" office:value="0.0312050389692505" calcext:value-type="float">
            <text:p>0.031205039</text:p>
          </table:table-cell>
        </table:table-row>
        <table:table-row table:style-name="ro1">
          <table:table-cell office:value-type="float" office:value="111.999084130453" calcext:value-type="float">
            <text:p>111.9990841305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5.40956573099513" calcext:value-type="float">
            <text:p>5.409565731</text:p>
          </table:table-cell>
          <table:table-cell office:value-type="float" office:value="0.363383793997278" calcext:value-type="float">
            <text:p>0.363383794</text:p>
          </table:table-cell>
        </table:table-row>
        <table:table-row table:style-name="ro1">
          <table:table-cell office:value-type="float" office:value="94.9899715909622" calcext:value-type="float">
            <text:p>94.989971591</text:p>
          </table:table-cell>
          <table:table-cell office:value-type="float" office:value="15.9795210149617" calcext:value-type="float">
            <text:p>15.979521015</text:p>
          </table:table-cell>
          <table:table-cell office:value-type="float" office:value="108.973971920272" calcext:value-type="float">
            <text:p>108.9739719203</text:p>
          </table:table-cell>
          <table:table-cell office:value-type="float" office:value="5" calcext:value-type="float">
            <text:p>5</text:p>
          </table:table-cell>
          <table:table-cell office:value-type="float" office:value="0.033142414473517" calcext:value-type="float">
            <text:p>0.033142414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4.68471027545554" calcext:value-type="float">
            <text:p>4.6847102755</text:p>
          </table:table-cell>
          <table:table-cell office:value-type="float" office:value="1.36861842774703" calcext:value-type="float">
            <text:p>1.368618427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.9663080361112" calcext:value-type="float">
            <text:p>9.9663080361</text:p>
          </table:table-cell>
          <table:table-cell office:value-type="float" office:value="110.931756745433" calcext:value-type="float">
            <text:p>110.9317567454</text:p>
          </table:table-cell>
          <table:table-cell office:value-type="float" office:value="4" calcext:value-type="float">
            <text:p>4</text:p>
          </table:table-cell>
          <table:table-cell office:value-type="float" office:value="0.0540895710632448" calcext:value-type="float">
            <text:p>0.054089571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float" office:value="7.99863144606119" calcext:value-type="float">
            <text:p>7.9986314461</text:p>
          </table:table-cell>
          <table:table-cell office:value-type="float" office:value="4.81030110578215" calcext:value-type="float">
            <text:p>4.8103011058</text:p>
          </table:table-cell>
        </table:table-row>
        <table:table-row table:style-name="ro1">
          <table:table-cell office:value-type="float" office:value="111.948063270921" calcext:value-type="float">
            <text:p>111.9480632709</text:p>
          </table:table-cell>
          <table:table-cell office:value-type="float" office:value="10.968022599953" calcext:value-type="float">
            <text:p>10.9680226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0.0475526966413011" calcext:value-type="float">
            <text:p>0.047552696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0.9892414089335" calcext:value-type="float">
            <text:p>10.9892414089</text:p>
          </table:table-cell>
          <table:table-cell office:value-type="float" office:value="100.957398834771" calcext:value-type="float">
            <text:p>100.9573988348</text:p>
          </table:table-cell>
          <table:table-cell office:value-type="float" office:value="1.91148760680939" calcext:value-type="float">
            <text:p>1.9114876068</text:p>
          </table:table-cell>
          <table:table-cell office:value-type="float" office:value="0.0864476100145357" calcext:value-type="float">
            <text:p>0.0864476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3" calcext:value-type="float">
            <text:p>23</text:p>
          </table:table-cell>
          <table:table-cell office:value-type="float" office:value="98.9801415518379" calcext:value-type="float">
            <text:p>98.9801415518</text:p>
          </table:table-cell>
          <table:table-cell office:value-type="float" office:value="12.9816896033457" calcext:value-type="float">
            <text:p>12.9816896033</text:p>
          </table:table-cell>
          <table:table-cell office:value-type="float" office:value="0.0195385989052368" calcext:value-type="float">
            <text:p>0.0195385989</text:p>
          </table:table-cell>
        </table:table-row>
        <table:table-row table:style-name="ro1">
          <table:table-cell office:value-type="float" office:value="45.9556323355369" calcext:value-type="float">
            <text:p>45.9556323355</text:p>
          </table:table-cell>
          <table:table-cell office:value-type="float" office:value="15.9746370241504" calcext:value-type="float">
            <text:p>15.9746370242</text:p>
          </table:table-cell>
          <table:table-cell office:value-type="float" office:value="56" calcext:value-type="float">
            <text:p>56</text:p>
          </table:table-cell>
          <table:table-cell office:value-type="float" office:value="9.984756994509" calcext:value-type="float">
            <text:p>9.9847569945</text:p>
          </table:table-cell>
          <table:table-cell office:value-type="float" office:value="0.0501613394245033" calcext:value-type="float">
            <text:p>0.0501613394</text:p>
          </table:table-cell>
        </table:table-row>
        <table:table-row table:style-name="ro1">
          <table:table-cell office:value-type="float" office:value="45.557596984668" calcext:value-type="float">
            <text:p>45.5575969847</text:p>
          </table:table-cell>
          <table:table-cell office:value-type="float" office:value="116" calcext:value-type="float">
            <text:p>116</text:p>
          </table:table-cell>
          <table:table-cell office:value-type="float" office:value="38" calcext:value-type="float">
            <text:p>38</text:p>
          </table:table-cell>
          <table:table-cell office:value-type="float" office:value="19.0445419360228" calcext:value-type="float">
            <text:p>19.044541936</text:p>
          </table:table-cell>
          <table:table-cell office:value-type="float" office:value="14.8780521661819" calcext:value-type="float">
            <text:p>14.8780521662</text:p>
          </table:table-cell>
        </table:table-row>
        <table:table-row table:style-name="ro1">
          <table:table-cell office:value-type="float" office:value="0.700462281660275" calcext:value-type="float">
            <text:p>0.7004622817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.7493982695763" calcext:value-type="float">
            <text:p>0.7493982696</text:p>
          </table:table-cell>
          <table:table-cell office:value-type="float" office:value="0.301832983992421" calcext:value-type="float">
            <text:p>0.3018329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0180870992015257" calcext:value-type="float">
            <text:p>0.0180870992</text:p>
          </table:table-cell>
          <table:table-cell office:value-type="float" office:value="0.569019173020453" calcext:value-type="float">
            <text:p>0.569019173</text:p>
          </table:table-cell>
        </table:table-row>
        <table:table-row table:style-name="ro1">
          <table:table-cell office:value-type="float" office:value="1.99705222795489" calcext:value-type="float">
            <text:p>1.99705222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.99750629485166" calcext:value-type="float">
            <text:p>1.9975062949</text:p>
          </table:table-cell>
          <table:table-cell office:value-type="float" office:value="0.00293775830329397" calcext:value-type="float">
            <text:p>0.00293775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.648869443584568" calcext:value-type="float">
            <text:p>0.6488694436</text:p>
          </table:table-cell>
          <table:table-cell office:value-type="float" office:value="0.216045969815622" calcext:value-type="float">
            <text:p>0.21604596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99912298640055" calcext:value-type="float">
            <text:p>4.9991229864</text:p>
          </table:table-cell>
          <table:table-cell office:value-type="float" office:value="2.99937304185974" calcext:value-type="float">
            <text:p>2.9993730419</text:p>
          </table:table-cell>
          <table:table-cell office:value-type="float" office:value="0" calcext:value-type="float">
            <text:p>0</text:p>
          </table:table-cell>
          <table:table-cell office:value-type="float" office:value="0.00076321347698661" calcext:value-type="float">
            <text:p>0.00076321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.99981402483613" calcext:value-type="float">
            <text:p>6.9998140248</text:p>
          </table:table-cell>
          <table:table-cell office:value-type="float" office:value="0.985887259101804" calcext:value-type="float">
            <text:p>0.9858872591</text:p>
          </table:table-cell>
          <table:table-cell office:value-type="float" office:value="0.00957298903152216" calcext:value-type="float">
            <text:p>0.0095729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00591813399776785" calcext:value-type="float">
            <text:p>0.005918134</text:p>
          </table:table-cell>
          <table:table-cell office:value-type="float" office:value="0.574167855104779" calcext:value-type="float">
            <text:p>0.5741678551</text:p>
          </table:table-cell>
        </table:table-row>
        <table:table-row table:style-name="ro1">
          <table:table-cell office:value-type="float" office:value="2.99960534978272" calcext:value-type="float">
            <text:p>2.999605349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55762438545486" calcext:value-type="float">
            <text:p>0.0002557624</text:p>
          </table:table-cell>
        </table:table-row>
        <table:table-row table:style-name="ro1">
          <table:table-cell office:value-type="float" office:value="5.99277990812822" calcext:value-type="float">
            <text:p>5.9927799081</text:p>
          </table:table-cell>
          <table:table-cell office:value-type="float" office:value="11" calcext:value-type="float">
            <text:p>11</text:p>
          </table:table-cell>
          <table:table-cell office:value-type="float" office:value="1.99040837676881" calcext:value-type="float">
            <text:p>1.9904083768</text:p>
          </table:table-cell>
          <table:table-cell office:value-type="float" office:value="0" calcext:value-type="float">
            <text:p>0</text:p>
          </table:table-cell>
          <table:table-cell office:value-type="float" office:value="0.00962340094734297" calcext:value-type="float">
            <text:p>0.0096234009</text:p>
          </table:table-cell>
        </table:table-row>
        <table:table-row table:style-name="ro1">
          <table:table-cell office:value-type="float" office:value="0.99932028355346" calcext:value-type="float">
            <text:p>0.9993202836</text:p>
          </table:table-cell>
          <table:table-cell office:value-type="float" office:value="18.9991961123538" calcext:value-type="float">
            <text:p>18.9991961124</text:p>
          </table:table-cell>
          <table:table-cell office:value-type="float" office:value="2" calcext:value-type="float">
            <text:p>2</text:p>
          </table:table-cell>
          <table:table-cell office:value-type="float" office:value="0.99948692678489" calcext:value-type="float">
            <text:p>0.9994869268</text:p>
          </table:table-cell>
          <table:table-cell office:value-type="float" office:value="0.00115739083620948" calcext:value-type="float">
            <text:p>0.0011573908</text:p>
          </table:table-cell>
        </table:table-row>
        <table:table-row table:style-name="ro1">
          <table:table-cell office:value-type="float" office:value="1.93639815515004" calcext:value-type="float">
            <text:p>1.936398155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.681876767964491" calcext:value-type="float">
            <text:p>0.681876768</text:p>
          </table:table-cell>
          <table:table-cell office:value-type="float" office:value="0.224237668376988" calcext:value-type="float">
            <text:p>0.22423766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.99797486290136" calcext:value-type="float">
            <text:p>1.9979748629</text:p>
          </table:table-cell>
          <table:table-cell office:value-type="float" office:value="0" calcext:value-type="float">
            <text:p>0</text:p>
          </table:table-cell>
          <table:table-cell office:value-type="float" office:value="0.00124622001508875" calcext:value-type="float">
            <text:p>0.001246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.9993100130303" calcext:value-type="float">
            <text:p>24.99931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05176794559026" calcext:value-type="float">
            <text:p>0.0004051768</text:p>
          </table:table-cell>
        </table:table-row>
        <table:table-row table:style-name="ro1">
          <table:table-cell office:value-type="float" office:value="2.99321061093602" calcext:value-type="float">
            <text:p>2.9932106109</text:p>
          </table:table-cell>
          <table:table-cell office:value-type="float" office:value="53" calcext:value-type="float">
            <text:p>53</text:p>
          </table:table-cell>
          <table:table-cell office:value-type="float" office:value="0.992476784666488" calcext:value-type="float">
            <text:p>0.9924767847</text:p>
          </table:table-cell>
          <table:table-cell office:value-type="float" office:value="0" calcext:value-type="float">
            <text:p>0</text:p>
          </table:table-cell>
          <table:table-cell office:value-type="float" office:value="0.00807427987341277" calcext:value-type="float">
            <text:p>0.0080742799</text:p>
          </table:table-cell>
        </table:table-row>
        <table:table-row table:style-name="ro1">
          <table:table-cell office:value-type="float" office:value="1.99931078889443" calcext:value-type="float">
            <text:p>1.9993107889</text:p>
          </table:table-cell>
          <table:table-cell office:value-type="float" office:value="16.9993637463001" calcext:value-type="float">
            <text:p>16.9993637463</text:p>
          </table:table-cell>
          <table:table-cell office:value-type="float" office:value="0.998628454447014" calcext:value-type="float">
            <text:p>0.9986284544</text:p>
          </table:table-cell>
          <table:table-cell office:value-type="float" office:value="0" calcext:value-type="float">
            <text:p>0</text:p>
          </table:table-cell>
          <table:table-cell office:value-type="float" office:value="0.00158389021053698" calcext:value-type="float">
            <text:p>0.00158389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0531381591990733" calcext:value-type="float">
            <text:p>0.0531381592</text:p>
          </table:table-cell>
          <table:table-cell office:value-type="float" office:value="0.559127619809866" calcext:value-type="float">
            <text:p>0.55912761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.99968721080401" calcext:value-type="float">
            <text:p>1.9996872108</text:p>
          </table:table-cell>
          <table:table-cell office:value-type="float" office:value="0" calcext:value-type="float">
            <text:p>0</text:p>
          </table:table-cell>
          <table:table-cell office:value-type="float" office:value="0.0002008725934814" calcext:value-type="float">
            <text:p>0.0002008726</text:p>
          </table:table-cell>
        </table:table-row>
        <table:table-row table:style-name="ro1">
          <table:table-cell office:value-type="float" office:value="2.99851285149648" calcext:value-type="float">
            <text:p>2.99851285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0943692053271094" calcext:value-type="float">
            <text:p>0.00094369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99975764606297" calcext:value-type="float">
            <text:p>0.99997576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144341191249038" calcext:value-type="float">
            <text:p>1.44341191249038E-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972038264922" calcext:value-type="float">
            <text:p>5.9997203826</text:p>
          </table:table-cell>
          <table:table-cell office:value-type="float" office:value="1.9997298782262" calcext:value-type="float">
            <text:p>1.9997298782</text:p>
          </table:table-cell>
          <table:table-cell office:value-type="float" office:value="0" calcext:value-type="float">
            <text:p>0</text:p>
          </table:table-cell>
          <table:table-cell office:value-type="float" office:value="0.000277958870295948" calcext:value-type="float">
            <text:p>0.00027795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.9988557317743" calcext:value-type="float">
            <text:p>16.9988557318</text:p>
          </table:table-cell>
          <table:table-cell office:value-type="float" office:value="2.99676650331171" calcext:value-type="float">
            <text:p>2.9967665033</text:p>
          </table:table-cell>
          <table:table-cell office:value-type="float" office:value="0" calcext:value-type="float">
            <text:p>0</text:p>
          </table:table-cell>
          <table:table-cell office:value-type="float" office:value="0.00251464025890164" calcext:value-type="float">
            <text:p>0.0025146403</text:p>
          </table:table-cell>
        </table:table-row>
        <table:table-row table:style-name="ro1">
          <table:table-cell office:value-type="float" office:value="2.9993456666983" calcext:value-type="float">
            <text:p>2.999345666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39075723527912" calcext:value-type="float">
            <text:p>0.000439075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99996730654119" calcext:value-type="float">
            <text:p>0.9999673065</text:p>
          </table:table-cell>
          <table:table-cell office:value-type="float" office:value="0" calcext:value-type="float">
            <text:p>0</text:p>
          </table:table-cell>
          <table:table-cell office:value-type="float" office:value="0.0000223537929074145" calcext:value-type="float">
            <text:p>2.23537929074145E-05</text:p>
          </table:table-cell>
        </table:table-row>
        <table:table-row table:style-name="ro1">
          <table:table-cell office:value-type="float" office:value="0.054705404049057" calcext:value-type="float">
            <text:p>0.05470540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59106391246913" calcext:value-type="float">
            <text:p>0.559106391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999987841630792" calcext:value-type="float">
            <text:p>0.9999878416</text:p>
          </table:table-cell>
          <table:table-cell office:value-type="float" office:value="0" calcext:value-type="float">
            <text:p>0</text:p>
          </table:table-cell>
          <table:table-cell office:value-type="float" office:value="0.00000714371750977377" calcext:value-type="float">
            <text:p>7.14371750977377E-06</text:p>
          </table:table-cell>
        </table:table-row>
        <table:table-row table:style-name="ro1">
          <table:table-cell office:value-type="float" office:value="8.99364103479745" calcext:value-type="float">
            <text:p>8.9936410348</text:p>
          </table:table-cell>
          <table:table-cell office:value-type="float" office:value="9" calcext:value-type="float">
            <text:p>9</text:p>
          </table:table-cell>
          <table:table-cell office:value-type="float" office:value="32.9983589089856" calcext:value-type="float">
            <text:p>32.998358909</text:p>
          </table:table-cell>
          <table:table-cell office:value-type="float" office:value="2" calcext:value-type="float">
            <text:p>2</text:p>
          </table:table-cell>
          <table:table-cell office:value-type="float" office:value="0.00450439167676973" calcext:value-type="float">
            <text:p>0.00450439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3.9964558462776" calcext:value-type="float">
            <text:p>13.9964558463</text:p>
          </table:table-cell>
          <table:table-cell office:value-type="float" office:value="0" calcext:value-type="float">
            <text:p>0</text:p>
          </table:table-cell>
          <table:table-cell office:value-type="float" office:value="0.00214480793519036" calcext:value-type="float">
            <text:p>0.0021448079</text:p>
          </table:table-cell>
        </table:table-row>
        <table:table-row table:style-name="ro1">
          <table:table-cell office:value-type="float" office:value="3.9994894919246" calcext:value-type="float">
            <text:p>3.9994894919</text:p>
          </table:table-cell>
          <table:table-cell office:value-type="float" office:value="4" calcext:value-type="float">
            <text:p>4</text:p>
          </table:table-cell>
          <table:table-cell office:value-type="float" office:value="3.99710815179322" calcext:value-type="float">
            <text:p>3.9971081518</text:p>
          </table:table-cell>
          <table:table-cell office:value-type="float" office:value="0" calcext:value-type="float">
            <text:p>0</text:p>
          </table:table-cell>
          <table:table-cell office:value-type="float" office:value="0.00189899639726013" calcext:value-type="float">
            <text:p>0.0018989964</text:p>
          </table:table-cell>
        </table:table-row>
        <table:table-row table:style-name="ro1">
          <table:table-cell office:value-type="float" office:value="1.99373364536944" calcext:value-type="float">
            <text:p>1.9937336454</text:p>
          </table:table-cell>
          <table:table-cell office:value-type="float" office:value="16" calcext:value-type="float">
            <text:p>16</text:p>
          </table:table-cell>
          <table:table-cell office:value-type="float" office:value="0.997547100273463" calcext:value-type="float">
            <text:p>0.9975471003</text:p>
          </table:table-cell>
          <table:table-cell office:value-type="float" office:value="0" calcext:value-type="float">
            <text:p>0</text:p>
          </table:table-cell>
          <table:table-cell office:value-type="float" office:value="0.00473059054150059" calcext:value-type="float">
            <text:p>0.0047305905</text:p>
          </table:table-cell>
        </table:table-row>
        <table:table-row table:style-name="ro1">
          <table:table-cell office:value-type="float" office:value="2.99111110968092" calcext:value-type="float">
            <text:p>2.991111109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057598729431866" calcext:value-type="float">
            <text:p>0.00575987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.99702753174691" calcext:value-type="float">
            <text:p>1.9970275317</text:p>
          </table:table-cell>
          <table:table-cell office:value-type="float" office:value="0" calcext:value-type="float">
            <text:p>0</text:p>
          </table:table-cell>
          <table:table-cell office:value-type="float" office:value="0.00192213783758107" calcext:value-type="float">
            <text:p>0.0019221378</text:p>
          </table:table-cell>
        </table:table-row>
        <table:table-row table:style-name="ro1">
          <table:table-cell office:value-type="float" office:value="0.719259650800888" calcext:value-type="float">
            <text:p>0.719259650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.741311629471535" calcext:value-type="float">
            <text:p>0.7413116295</text:p>
          </table:table-cell>
          <table:table-cell office:value-type="float" office:value="0.301644962250991" calcext:value-type="float">
            <text:p>0.30164496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.999286784370633" calcext:value-type="float">
            <text:p>0.9992867844</text:p>
          </table:table-cell>
          <table:table-cell office:value-type="float" office:value="0" calcext:value-type="float">
            <text:p>0</text:p>
          </table:table-cell>
          <table:table-cell office:value-type="float" office:value="0.000422430175894553" calcext:value-type="float">
            <text:p>0.0004224302</text:p>
          </table:table-cell>
        </table:table-row>
        <table:table-row table:style-name="ro1">
          <table:table-cell office:value-type="float" office:value="3.99933629852675" calcext:value-type="float">
            <text:p>3.9993362985</text:p>
          </table:table-cell>
          <table:table-cell office:value-type="float" office:value="8.99663532108838" calcext:value-type="float">
            <text:p>8.99663532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251899164821713" calcext:value-type="float">
            <text:p>0.00251899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99734311779766" calcext:value-type="float">
            <text:p>4.9973431178</text:p>
          </table:table-cell>
          <table:table-cell office:value-type="float" office:value="2.99852419015274" calcext:value-type="float">
            <text:p>2.9985241902</text:p>
          </table:table-cell>
          <table:table-cell office:value-type="float" office:value="0" calcext:value-type="float">
            <text:p>0</text:p>
          </table:table-cell>
          <table:table-cell office:value-type="float" office:value="0.00213750101127929" calcext:value-type="float">
            <text:p>0.0021375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0080961793115241" calcext:value-type="float">
            <text:p>0.0080961793</text:p>
          </table:table-cell>
          <table:table-cell office:value-type="float" office:value="0.573301660098716" calcext:value-type="float">
            <text:p>0.57330166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.9998905436593" calcext:value-type="float">
            <text:p>15.9998905437</text:p>
          </table:table-cell>
          <table:table-cell office:value-type="float" office:value="1.99881831954882" calcext:value-type="float">
            <text:p>1.9988183195</text:p>
          </table:table-cell>
          <table:table-cell office:value-type="float" office:value="0" calcext:value-type="float">
            <text:p>0</text:p>
          </table:table-cell>
          <table:table-cell office:value-type="float" office:value="0.000775550383445311" calcext:value-type="float">
            <text:p>0.00077555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.99540751376232" calcext:value-type="float">
            <text:p>9.99540751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2705340328421" calcext:value-type="float">
            <text:p>0.0027053403</text:p>
          </table:table-cell>
        </table:table-row>
        <table:table-row table:style-name="ro1">
          <table:table-cell office:value-type="float" office:value="0.999252946572925" calcext:value-type="float">
            <text:p>0.9992529466</text:p>
          </table:table-cell>
          <table:table-cell office:value-type="float" office:value="11.9999979408866" calcext:value-type="float">
            <text:p>11.99999794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0487957200755807" calcext:value-type="float">
            <text:p>0.00048795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.998602576216278" calcext:value-type="float">
            <text:p>0.9986025762</text:p>
          </table:table-cell>
          <table:table-cell office:value-type="float" office:value="0" calcext:value-type="float">
            <text:p>0</text:p>
          </table:table-cell>
          <table:table-cell office:value-type="float" office:value="0.00092583453786116" calcext:value-type="float">
            <text:p>0.00092583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102642023245366" calcext:value-type="float">
            <text:p>0.1026420232</text:p>
          </table:table-cell>
          <table:table-cell office:value-type="float" office:value="1.6934279583397" calcext:value-type="float">
            <text:p>1.69342795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.99895929174233" calcext:value-type="float">
            <text:p>2.9989592917</text:p>
          </table:table-cell>
          <table:table-cell office:value-type="float" office:value="1" calcext:value-type="float">
            <text:p>1</text:p>
          </table:table-cell>
          <table:table-cell office:value-type="float" office:value="0.000611443482311908" calcext:value-type="float">
            <text:p>0.0006114435</text:p>
          </table:table-cell>
        </table:table-row>
        <table:table-row table:style-name="ro1">
          <table:table-cell office:value-type="float" office:value="2.34888059552186" calcext:value-type="float">
            <text:p>2.348880595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.63793731093981" calcext:value-type="float">
            <text:p>3.6379373109</text:p>
          </table:table-cell>
          <table:table-cell office:value-type="float" office:value="0.569951372623542" calcext:value-type="float">
            <text:p>0.5699513726</text:p>
          </table:table-cell>
        </table:table-row>
        <table:table-row table:style-name="ro1">
          <table:table-cell office:value-type="float" office:value="1.99811407510807" calcext:value-type="float">
            <text:p>1.9981140751</text:p>
          </table:table-cell>
          <table:table-cell office:value-type="float" office:value="17" calcext:value-type="float">
            <text:p>17</text:p>
          </table:table-cell>
          <table:table-cell office:value-type="float" office:value="0.996304562246377" calcext:value-type="float">
            <text:p>0.9963045622</text:p>
          </table:table-cell>
          <table:table-cell office:value-type="float" office:value="0" calcext:value-type="float">
            <text:p>0</text:p>
          </table:table-cell>
          <table:table-cell office:value-type="float" office:value="0.00292936525228041" calcext:value-type="float">
            <text:p>0.00292936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9985931931682" calcext:value-type="float">
            <text:p>13.99859319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094883936728227" calcext:value-type="float">
            <text:p>0.000948839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9989224152897" calcext:value-type="float">
            <text:p>4.9989224153</text:p>
          </table:table-cell>
          <table:table-cell office:value-type="float" office:value="2.99819503951229" calcext:value-type="float">
            <text:p>2.9981950395</text:p>
          </table:table-cell>
          <table:table-cell office:value-type="float" office:value="0" calcext:value-type="float">
            <text:p>0</text:p>
          </table:table-cell>
          <table:table-cell office:value-type="float" office:value="0.00154432333159418" calcext:value-type="float">
            <text:p>0.00154432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.99850456457564" calcext:value-type="float">
            <text:p>1.9985045646</text:p>
          </table:table-cell>
          <table:table-cell office:value-type="float" office:value="0" calcext:value-type="float">
            <text:p>0</text:p>
          </table:table-cell>
          <table:table-cell office:value-type="float" office:value="0.000908001889888547" calcext:value-type="float">
            <text:p>0.00090800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9995388781412" calcext:value-type="float">
            <text:p>14.9995388781</text:p>
          </table:table-cell>
          <table:table-cell office:value-type="float" office:value="0.99885273979682" calcext:value-type="float">
            <text:p>0.9988527398</text:p>
          </table:table-cell>
          <table:table-cell office:value-type="float" office:value="0" calcext:value-type="float">
            <text:p>0</text:p>
          </table:table-cell>
          <table:table-cell office:value-type="float" office:value="0.000883121399554582" calcext:value-type="float">
            <text:p>0.00088312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98215526207177" calcext:value-type="float">
            <text:p>0.9982155262</text:p>
          </table:table-cell>
          <table:table-cell office:value-type="float" office:value="8.99997595040623" calcext:value-type="float">
            <text:p>8.9999759504</text:p>
          </table:table-cell>
          <table:table-cell office:value-type="float" office:value="0" calcext:value-type="float">
            <text:p>0</text:p>
          </table:table-cell>
          <table:table-cell office:value-type="float" office:value="0.00114446306019785" calcext:value-type="float">
            <text:p>0.0011444631</text:p>
          </table:table-cell>
        </table:table-row>
        <table:table-row table:style-name="ro1">
          <table:table-cell office:value-type="float" office:value="2.99828241413564" calcext:value-type="float">
            <text:p>2.9982824141</text:p>
          </table:table-cell>
          <table:table-cell office:value-type="float" office:value="2.99865360048389" calcext:value-type="float">
            <text:p>2.9986536005</text:p>
          </table:table-cell>
          <table:table-cell office:value-type="float" office:value="3.99915948456981" calcext:value-type="float">
            <text:p>3.9991594846</text:p>
          </table:table-cell>
          <table:table-cell office:value-type="float" office:value="1" calcext:value-type="float">
            <text:p>1</text:p>
          </table:table-cell>
          <table:table-cell office:value-type="float" office:value="0.00227565845566142" calcext:value-type="float">
            <text:p>0.0022756585</text:p>
          </table:table-cell>
        </table:table-row>
        <table:table-row table:style-name="ro1">
          <table:table-cell office:value-type="float" office:value="0.831383147759025" calcext:value-type="float">
            <text:p>0.831383147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.97949941906351" calcext:value-type="float">
            <text:p>2.9794994191</text:p>
          </table:table-cell>
          <table:table-cell office:value-type="float" office:value="0.114527154693004" calcext:value-type="float">
            <text:p>0.1145271547</text:p>
          </table:table-cell>
        </table:table-row>
        <table:table-row table:style-name="ro1">
          <table:table-cell office:value-type="float" office:value="2.77424094104878" calcext:value-type="float">
            <text:p>2.77424094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.28770227438569" calcext:value-type="float">
            <text:p>1.2877022744</text:p>
          </table:table-cell>
          <table:table-cell office:value-type="float" office:value="0.545882051728419" calcext:value-type="float">
            <text:p>0.54588205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.9994993324548" calcext:value-type="float">
            <text:p>11.9994993325</text:p>
          </table:table-cell>
          <table:table-cell office:value-type="float" office:value="0.99019402151954" calcext:value-type="float">
            <text:p>0.9901940215</text:p>
          </table:table-cell>
          <table:table-cell office:value-type="float" office:value="0.00623266877795261" calcext:value-type="float">
            <text:p>0.00623266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701872212128615" calcext:value-type="float">
            <text:p>0.7018722121</text:p>
          </table:table-cell>
          <table:table-cell office:value-type="float" office:value="0.783269903947724" calcext:value-type="float">
            <text:p>0.783269903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9.945262350077" calcext:value-type="float">
            <text:p>109.9452623501</text:p>
          </table:table-cell>
          <table:table-cell office:value-type="float" office:value="64" calcext:value-type="float">
            <text:p>64</text:p>
          </table:table-cell>
          <table:table-cell office:value-type="float" office:value="17.9936983020623" calcext:value-type="float">
            <text:p>17.9936983021</text:p>
          </table:table-cell>
          <table:table-cell office:value-type="float" office:value="0.0359229739241772" calcext:value-type="float">
            <text:p>0.035922973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143.966314733487" calcext:value-type="float">
            <text:p>143.9663147335</text:p>
          </table:table-cell>
          <table:table-cell office:value-type="float" office:value="13.9294726639393" calcext:value-type="float">
            <text:p>13.9294726639</text:p>
          </table:table-cell>
          <table:table-cell office:value-type="float" office:value="0.0584487366754084" calcext:value-type="float">
            <text:p>0.0584487367</text:p>
          </table:table-cell>
        </table:table-row>
        <table:table-row table:style-name="ro1">
          <table:table-cell office:value-type="float" office:value="26.814046149287" calcext:value-type="float">
            <text:p>26.8140461493</text:p>
          </table:table-cell>
          <table:table-cell office:value-type="float" office:value="148" calcext:value-type="float">
            <text:p>148</text:p>
          </table:table-cell>
          <table:table-cell office:value-type="float" office:value="35" calcext:value-type="float">
            <text:p>35</text:p>
          </table:table-cell>
          <table:table-cell office:value-type="float" office:value="13.8822813572965" calcext:value-type="float">
            <text:p>13.8822813573</text:p>
          </table:table-cell>
          <table:table-cell office:value-type="float" office:value="2.47920712497285" calcext:value-type="float">
            <text:p>2.4792071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2" calcext:value-type="float">
            <text:p>252</text:p>
          </table:table-cell>
          <table:table-cell office:value-type="float" office:value="5" calcext:value-type="float">
            <text:p>5</text:p>
          </table:table-cell>
          <table:table-cell office:value-type="float" office:value="1.74435626534172" calcext:value-type="float">
            <text:p>1.7443562653</text:p>
          </table:table-cell>
          <table:table-cell office:value-type="float" office:value="3.87997171847711" calcext:value-type="float">
            <text:p>3.8799717185</text:p>
          </table:table-cell>
        </table:table-row>
        <table:table-row table:style-name="ro1">
          <table:table-cell office:value-type="float" office:value="5.99846765199361" calcext:value-type="float">
            <text:p>5.998467652</text:p>
          </table:table-cell>
          <table:table-cell office:value-type="float" office:value="19.9908039453241" calcext:value-type="float">
            <text:p>19.9908039453</text:p>
          </table:table-cell>
          <table:table-cell office:value-type="float" office:value="0.997571117496723" calcext:value-type="float">
            <text:p>0.9975711175</text:p>
          </table:table-cell>
          <table:table-cell office:value-type="float" office:value="0" calcext:value-type="float">
            <text:p>0</text:p>
          </table:table-cell>
          <table:table-cell office:value-type="float" office:value="0.00815366690027394" calcext:value-type="float">
            <text:p>0.00815366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.35817094176446" calcext:value-type="float">
            <text:p>0.3581709418</text:p>
          </table:table-cell>
          <table:table-cell office:value-type="float" office:value="0.391666645162406" calcext:value-type="float">
            <text:p>0.3916666452</text:p>
          </table:table-cell>
        </table:table-row>
        <table:table-row table:style-name="ro1">
          <table:table-cell office:value-type="float" office:value="7.89625323993015" calcext:value-type="float">
            <text:p>7.896253239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.96454686185198" calcext:value-type="float">
            <text:p>1.9645468619</text:p>
          </table:table-cell>
          <table:table-cell office:value-type="float" office:value="0.693171962720911" calcext:value-type="float">
            <text:p>0.69317196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.228528924397116" calcext:value-type="float">
            <text:p>0.2285289244</text:p>
          </table:table-cell>
          <table:table-cell office:value-type="float" office:value="0.45197337217533" calcext:value-type="float">
            <text:p>0.4519733722</text:p>
          </table:table-cell>
        </table:table-row>
        <table:table-row table:style-name="ro1">
          <table:table-cell office:value-type="float" office:value="4.99572972964982" calcext:value-type="float">
            <text:p>4.995729729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996439100766316" calcext:value-type="float">
            <text:p>0.9964391008</text:p>
          </table:table-cell>
          <table:table-cell office:value-type="float" office:value="0.00438616269365062" calcext:value-type="float">
            <text:p>0.00438616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.170147564797007" calcext:value-type="float">
            <text:p>0.1701475648</text:p>
          </table:table-cell>
          <table:table-cell office:value-type="float" office:value="1.07392310739375" calcext:value-type="float">
            <text:p>1.0739231074</text:p>
          </table:table-cell>
        </table:table-row>
        <table:table-row table:style-name="ro1">
          <table:table-cell office:value-type="float" office:value="3.42032349117449" calcext:value-type="float">
            <text:p>3.4203234912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3.334400106752" calcext:value-type="float">
            <text:p>3.3344001068</text:p>
          </table:table-cell>
          <table:table-cell office:value-type="float" office:value="1.80944821027314" calcext:value-type="float">
            <text:p>1.8094482103</text:p>
          </table:table-cell>
        </table:table-row>
        <table:table-row table:style-name="ro1">
          <table:table-cell office:value-type="float" office:value="1.99886758039156" calcext:value-type="float">
            <text:p>1.9988675804</text:p>
          </table:table-cell>
          <table:table-cell office:value-type="float" office:value="23.9981450115788" calcext:value-type="float">
            <text:p>23.9981450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4713730930774" calcext:value-type="float">
            <text:p>0.0018471373</text:p>
          </table:table-cell>
        </table:table-row>
        <table:table-row table:style-name="ro1">
          <table:table-cell office:value-type="float" office:value="0.999124189866242" calcext:value-type="float">
            <text:p>0.9991241899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92189437568523" calcext:value-type="float">
            <text:p>0.00059218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.9988301054871" calcext:value-type="float">
            <text:p>21.9988301055</text:p>
          </table:table-cell>
          <table:table-cell office:value-type="float" office:value="3.9997988084417" calcext:value-type="float">
            <text:p>3.9997988084</text:p>
          </table:table-cell>
          <table:table-cell office:value-type="float" office:value="0" calcext:value-type="float">
            <text:p>0</text:p>
          </table:table-cell>
          <table:table-cell office:value-type="float" office:value="0.000810413009232716" calcext:value-type="float">
            <text:p>0.000810413</text:p>
          </table:table-cell>
        </table:table-row>
        <table:table-row table:style-name="ro1">
          <table:table-cell office:value-type="float" office:value="1.99960661032881" calcext:value-type="float">
            <text:p>1.999606610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52183859980842" calcext:value-type="float">
            <text:p>0.0002521839</text:p>
          </table:table-cell>
        </table:table-row>
        <table:table-row table:style-name="ro1">
          <table:table-cell office:value-type="float" office:value="0.99814734017206" calcext:value-type="float">
            <text:p>0.998147340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4013518828765" calcext:value-type="float">
            <text:p>0.0011401352</text:p>
          </table:table-cell>
        </table:table-row>
        <table:table-row table:style-name="ro1">
          <table:table-cell office:value-type="float" office:value="1.99983347352444" calcext:value-type="float">
            <text:p>1.9998334735</text:p>
          </table:table-cell>
          <table:table-cell office:value-type="float" office:value="12.9985716857424" calcext:value-type="float">
            <text:p>12.9985716857</text:p>
          </table:table-cell>
          <table:table-cell office:value-type="float" office:value="0.996719547612979" calcext:value-type="float">
            <text:p>0.9967195476</text:p>
          </table:table-cell>
          <table:table-cell office:value-type="float" office:value="0" calcext:value-type="float">
            <text:p>0</text:p>
          </table:table-cell>
          <table:table-cell office:value-type="float" office:value="0.00302480014034573" calcext:value-type="float">
            <text:p>0.00302480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0.994632409497752" calcext:value-type="float">
            <text:p>0.9946324095</text:p>
          </table:table-cell>
          <table:table-cell office:value-type="float" office:value="0" calcext:value-type="float">
            <text:p>0</text:p>
          </table:table-cell>
          <table:table-cell office:value-type="float" office:value="0.00319806366744885" calcext:value-type="float">
            <text:p>0.00319806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.9963840304886" calcext:value-type="float">
            <text:p>18.9963840305</text:p>
          </table:table-cell>
          <table:table-cell office:value-type="float" office:value="1.9977075125841" calcext:value-type="float">
            <text:p>1.9977075126</text:p>
          </table:table-cell>
          <table:table-cell office:value-type="float" office:value="0" calcext:value-type="float">
            <text:p>0</text:p>
          </table:table-cell>
          <table:table-cell office:value-type="float" office:value="0.00350666636075144" calcext:value-type="float">
            <text:p>0.0035066664</text:p>
          </table:table-cell>
        </table:table-row>
        <table:table-row table:style-name="ro1">
          <table:table-cell office:value-type="float" office:value="0.99822159356979" calcext:value-type="float">
            <text:p>0.998221593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107328842438551" calcext:value-type="float">
            <text:p>0.0010732884</text:p>
          </table:table-cell>
        </table:table-row>
        <table:table-row table:style-name="ro1">
          <table:table-cell office:value-type="float" office:value="0.997961152555211" calcext:value-type="float">
            <text:p>0.9979611526</text:p>
          </table:table-cell>
          <table:table-cell office:value-type="float" office:value="10" calcext:value-type="float">
            <text:p>10</text:p>
          </table:table-cell>
          <table:table-cell office:value-type="float" office:value="0.99603202176982" calcext:value-type="float">
            <text:p>0.9960320218</text:p>
          </table:table-cell>
          <table:table-cell office:value-type="float" office:value="0" calcext:value-type="float">
            <text:p>0</text:p>
          </table:table-cell>
          <table:table-cell office:value-type="float" office:value="0.00337477361852531" calcext:value-type="float">
            <text:p>0.00337477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.99762173560287" calcext:value-type="float">
            <text:p>9.9976217356</text:p>
          </table:table-cell>
          <table:table-cell office:value-type="float" office:value="0.999929677394653" calcext:value-type="float">
            <text:p>0.9999296774</text:p>
          </table:table-cell>
          <table:table-cell office:value-type="float" office:value="0" calcext:value-type="float">
            <text:p>0</text:p>
          </table:table-cell>
          <table:table-cell office:value-type="float" office:value="0.00166995261129904" calcext:value-type="float">
            <text:p>0.00166995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97831656907018" calcext:value-type="float">
            <text:p>0.9978316569</text:p>
          </table:table-cell>
          <table:table-cell office:value-type="float" office:value="11" calcext:value-type="float">
            <text:p>11</text:p>
          </table:table-cell>
          <table:table-cell office:value-type="float" office:value="1.99891145834462" calcext:value-type="float">
            <text:p>1.9989114583</text:p>
          </table:table-cell>
          <table:table-cell office:value-type="float" office:value="0.0016900022324271" calcext:value-type="float">
            <text:p>0.0016900022</text:p>
          </table:table-cell>
        </table:table-row>
        <table:table-row table:style-name="ro1">
          <table:table-cell office:value-type="float" office:value="0.997230653387611" calcext:value-type="float">
            <text:p>0.9972306534</text:p>
          </table:table-cell>
          <table:table-cell office:value-type="float" office:value="2" calcext:value-type="float">
            <text:p>2</text:p>
          </table:table-cell>
          <table:table-cell office:value-type="float" office:value="13.9957770318032" calcext:value-type="float">
            <text:p>13.9957770318</text:p>
          </table:table-cell>
          <table:table-cell office:value-type="float" office:value="1" calcext:value-type="float">
            <text:p>1</text:p>
          </table:table-cell>
          <table:table-cell office:value-type="float" office:value="0.00359006228287077" calcext:value-type="float">
            <text:p>0.00359006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99973287921045" calcext:value-type="float">
            <text:p>6.9997328792</text:p>
          </table:table-cell>
          <table:table-cell office:value-type="float" office:value="6.99824312639627" calcext:value-type="float">
            <text:p>6.9982431264</text:p>
          </table:table-cell>
          <table:table-cell office:value-type="float" office:value="1" calcext:value-type="float">
            <text:p>1</text:p>
          </table:table-cell>
          <table:table-cell office:value-type="float" office:value="0.00122723474045661" calcext:value-type="float">
            <text:p>0.00122723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office:value-type="float" office:value="0.931459594932351" calcext:value-type="float">
            <text:p>0.9314595949</text:p>
          </table:table-cell>
          <table:table-cell office:value-type="float" office:value="0.666756378831858" calcext:value-type="float">
            <text:p>0.6667563788</text:p>
          </table:table-cell>
        </table:table-row>
        <table:table-row table:style-name="ro1">
          <table:table-cell office:value-type="float" office:value="0.0185647634564048" calcext:value-type="float">
            <text:p>0.018564763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569047683214081" calcext:value-type="float">
            <text:p>0.56904768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501266953405131" calcext:value-type="float">
            <text:p>0.0050126695</text:p>
          </table:table-cell>
          <table:table-cell office:value-type="float" office:value="0.574650110443733" calcext:value-type="float">
            <text:p>0.57465011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680789991561826" calcext:value-type="float">
            <text:p>0.0680789992</text:p>
          </table:table-cell>
          <table:table-cell office:value-type="float" office:value="1.70156541531199" calcext:value-type="float">
            <text:p>1.7015654153</text:p>
          </table:table-cell>
        </table:table-row>
        <table:table-row table:style-name="ro1">
          <table:table-cell office:value-type="float" office:value="4.99957179255534" calcext:value-type="float">
            <text:p>4.99957179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0251463566361052" calcext:value-type="float">
            <text:p>0.000251463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0.9856487371027" calcext:value-type="float">
            <text:p>10.9856487371</text:p>
          </table:table-cell>
          <table:table-cell office:value-type="float" office:value="0.993322602989236" calcext:value-type="float">
            <text:p>0.993322603</text:p>
          </table:table-cell>
          <table:table-cell office:value-type="float" office:value="0.0125603105931327" calcext:value-type="float">
            <text:p>0.01256031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.9851933952222" calcext:value-type="float">
            <text:p>10.9851933952</text:p>
          </table:table-cell>
          <table:table-cell office:value-type="float" office:value="13" calcext:value-type="float">
            <text:p>13</text:p>
          </table:table-cell>
          <table:table-cell office:value-type="float" office:value="1.99709807010288" calcext:value-type="float">
            <text:p>1.9970980701</text:p>
          </table:table-cell>
          <table:table-cell office:value-type="float" office:value="0.00989782984795711" calcext:value-type="float">
            <text:p>0.0098978298</text:p>
          </table:table-cell>
        </table:table-row>
        <table:table-row table:style-name="ro1">
          <table:table-cell office:value-type="float" office:value="2.99965719395262" calcext:value-type="float">
            <text:p>2.99965719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000210511173877712" calcext:value-type="float">
            <text:p>0.00021051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.99243048698389" calcext:value-type="float">
            <text:p>3.992430487</text:p>
          </table:table-cell>
          <table:table-cell office:value-type="float" office:value="0" calcext:value-type="float">
            <text:p>0</text:p>
          </table:table-cell>
          <table:table-cell office:value-type="float" office:value="0.00438748150697176" calcext:value-type="float">
            <text:p>0.0043874815</text:p>
          </table:table-cell>
        </table:table-row>
        <table:table-row table:style-name="ro1">
          <table:table-cell office:value-type="float" office:value="3.99831822399033" calcext:value-type="float">
            <text:p>3.9983182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662190996943023" calcext:value-type="float">
            <text:p>0.6621909969</text:p>
          </table:table-cell>
          <table:table-cell office:value-type="float" office:value="0.215676250923238" calcext:value-type="float">
            <text:p>0.215676250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913233999367528" calcext:value-type="float">
            <text:p>0.9132339994</text:p>
          </table:table-cell>
          <table:table-cell office:value-type="float" office:value="0.0536622801302622" calcext:value-type="float">
            <text:p>0.053662280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.13210192091061" calcext:value-type="float">
            <text:p>1.1321019209</text:p>
          </table:table-cell>
          <table:table-cell office:value-type="float" office:value="0.548902197764494" calcext:value-type="float">
            <text:p>0.5489021978</text:p>
          </table:table-cell>
        </table:table-row>
        <table:table-row table:style-name="ro1">
          <table:table-cell office:value-type="float" office:value="0.842767557612724" calcext:value-type="float">
            <text:p>0.842767557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.64265586274494" calcext:value-type="float">
            <text:p>2.6426558627</text:p>
          </table:table-cell>
          <table:table-cell office:value-type="float" office:value="1.50010175592029" calcext:value-type="float">
            <text:p>1.5001017559</text:p>
          </table:table-cell>
        </table:table-row>
        <table:table-row table:style-name="ro1">
          <table:table-cell office:value-type="float" office:value="10.9823387992645" calcext:value-type="float">
            <text:p>10.9823387993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2.82341977932229" calcext:value-type="float">
            <text:p>2.8234197793</text:p>
          </table:table-cell>
          <table:table-cell office:value-type="float" office:value="0.116310708775586" calcext:value-type="float">
            <text:p>0.11631070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9982089051318" calcext:value-type="float">
            <text:p>9.9982089051</text:p>
          </table:table-cell>
          <table:table-cell office:value-type="float" office:value="8" calcext:value-type="float">
            <text:p>8</text:p>
          </table:table-cell>
          <table:table-cell office:value-type="float" office:value="1.99619540797294" calcext:value-type="float">
            <text:p>1.996195408</text:p>
          </table:table-cell>
          <table:table-cell office:value-type="float" office:value="0.00322837621531902" calcext:value-type="float">
            <text:p>0.0032283762</text:p>
          </table:table-cell>
        </table:table-row>
        <table:table-row table:style-name="ro1">
          <table:table-cell office:value-type="float" office:value="9.19741123120015" calcext:value-type="float">
            <text:p>9.1974112312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4.5318557539716" calcext:value-type="float">
            <text:p>14.531855754</text:p>
          </table:table-cell>
          <table:table-cell office:value-type="float" office:value="4.12184003484769" calcext:value-type="float">
            <text:p>4.121840034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.6569481686504" calcext:value-type="float">
            <text:p>1.6569481687</text:p>
          </table:table-cell>
          <table:table-cell office:value-type="float" office:value="6.24320094283959" calcext:value-type="float">
            <text:p>6.2432009428</text:p>
          </table:table-cell>
        </table:table-row>
        <table:table-row table:style-name="ro1">
          <table:table-cell office:value-type="float" office:value="8.95059166589542" calcext:value-type="float">
            <text:p>8.9505916659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2.49235545392451" calcext:value-type="float">
            <text:p>2.4923554539</text:p>
          </table:table-cell>
          <table:table-cell office:value-type="float" office:value="0.343764754103053" calcext:value-type="float">
            <text:p>0.343764754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126.954649662563" calcext:value-type="float">
            <text:p>126.9546496626</text:p>
          </table:table-cell>
          <table:table-cell office:value-type="float" office:value="36.9366924915219" calcext:value-type="float">
            <text:p>36.9366924915</text:p>
          </table:table-cell>
          <table:table-cell office:value-type="float" office:value="0.0644714072203307" calcext:value-type="float">
            <text:p>0.064471407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4" calcext:value-type="float">
            <text:p>74</text:p>
          </table:table-cell>
          <table:table-cell office:value-type="float" office:value="110.982524819823" calcext:value-type="float">
            <text:p>110.9825248198</text:p>
          </table:table-cell>
          <table:table-cell office:value-type="float" office:value="36.9495450374146" calcext:value-type="float">
            <text:p>36.9495450374</text:p>
          </table:table-cell>
          <table:table-cell office:value-type="float" office:value="0.0416379680362697" calcext:value-type="float">
            <text:p>0.041637968</text:p>
          </table:table-cell>
        </table:table-row>
        <table:table-row table:style-name="ro1">
          <table:table-cell office:value-type="float" office:value="34.3525826783171" calcext:value-type="float">
            <text:p>34.3525826783</text:p>
          </table:table-cell>
          <table:table-cell office:value-type="float" office:value="78" calcext:value-type="float">
            <text:p>78</text:p>
          </table:table-cell>
          <table:table-cell office:value-type="float" office:value="58" calcext:value-type="float">
            <text:p>58</text:p>
          </table:table-cell>
          <table:table-cell office:value-type="float" office:value="34.5366442349176" calcext:value-type="float">
            <text:p>34.5366442349</text:p>
          </table:table-cell>
          <table:table-cell office:value-type="float" office:value="7.23657322399793" calcext:value-type="float">
            <text:p>7.236573224</text:p>
          </table:table-cell>
        </table:table-row>
        <table:table-row table:style-name="ro1">
          <table:table-cell office:value-type="float" office:value="70.9492299122678" calcext:value-type="float">
            <text:p>70.9492299123</text:p>
          </table:table-cell>
          <table:table-cell office:value-type="float" office:value="18.9993347412038" calcext:value-type="float">
            <text:p>18.9993347412</text:p>
          </table:table-cell>
          <table:table-cell office:value-type="float" office:value="46" calcext:value-type="float">
            <text:p>46</text:p>
          </table:table-cell>
          <table:table-cell office:value-type="float" office:value="3.97069591926574" calcext:value-type="float">
            <text:p>3.9706959193</text:p>
          </table:table-cell>
          <table:table-cell office:value-type="float" office:value="0.0498889482751012" calcext:value-type="float">
            <text:p>0.049888948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67" calcext:value-type="float">
            <text:p>67</text:p>
          </table:table-cell>
          <table:table-cell office:value-type="float" office:value="4.92386022904062" calcext:value-type="float">
            <text:p>4.923860229</text:p>
          </table:table-cell>
          <table:table-cell office:value-type="float" office:value="0.046007500387962" calcext:value-type="float">
            <text:p>0.0460075004</text:p>
          </table:table-cell>
        </table:table-row>
        <table:table-row table:style-name="ro1">
          <table:table-cell office:value-type="float" office:value="17.9660543779818" calcext:value-type="float">
            <text:p>17.966054378</text:p>
          </table:table-cell>
          <table:table-cell office:value-type="float" office:value="11.9951556351498" calcext:value-type="float">
            <text:p>11.9951556351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0.0226685048304996" calcext:value-type="float">
            <text:p>0.02266850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.163242094172383" calcext:value-type="float">
            <text:p>0.1632420942</text:p>
          </table:table-cell>
          <table:table-cell office:value-type="float" office:value="0.493340759676905" calcext:value-type="float">
            <text:p>0.49334075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998656622886" calcext:value-type="float">
            <text:p>10.998656622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0781000040306163" calcext:value-type="float">
            <text:p>0.0007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99881995803673" calcext:value-type="float">
            <text:p>2.99881995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000749707567608416" calcext:value-type="float">
            <text:p>0.00074970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9972352846829" calcext:value-type="float">
            <text:p>13.9972352847</text:p>
          </table:table-cell>
          <table:table-cell office:value-type="float" office:value="0.994951290661437" calcext:value-type="float">
            <text:p>0.9949512907</text:p>
          </table:table-cell>
          <table:table-cell office:value-type="float" office:value="3" calcext:value-type="float">
            <text:p>3</text:p>
          </table:table-cell>
          <table:table-cell office:value-type="float" office:value="0.00429352194289652" calcext:value-type="float">
            <text:p>0.0042935219</text:p>
          </table:table-cell>
        </table:table-row>
        <table:table-row table:style-name="ro1">
          <table:table-cell office:value-type="float" office:value="0.999319889592818" calcext:value-type="float">
            <text:p>0.9993198896</text:p>
          </table:table-cell>
          <table:table-cell office:value-type="float" office:value="4.99997412368626" calcext:value-type="float">
            <text:p>4.9999741237</text:p>
          </table:table-cell>
          <table:table-cell office:value-type="float" office:value="5" calcext:value-type="float">
            <text:p>5</text:p>
          </table:table-cell>
          <table:table-cell office:value-type="float" office:value="0.999245372665255" calcext:value-type="float">
            <text:p>0.9992453727</text:p>
          </table:table-cell>
          <table:table-cell office:value-type="float" office:value="0.000889673477114705" calcext:value-type="float">
            <text:p>0.0008896735</text:p>
          </table:table-cell>
        </table:table-row>
        <table:table-row table:style-name="ro1">
          <table:table-cell office:value-type="float" office:value="0.331787963825809" calcext:value-type="float">
            <text:p>0.331787963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01427540488773" calcext:value-type="float">
            <text:p>1.01427540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.99847419915045" calcext:value-type="float">
            <text:p>4.9984741992</text:p>
          </table:table-cell>
          <table:table-cell office:value-type="float" office:value="0" calcext:value-type="float">
            <text:p>0</text:p>
          </table:table-cell>
          <table:table-cell office:value-type="float" office:value="0.000886077061468113" calcext:value-type="float">
            <text:p>0.00088607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99855061349676" calcext:value-type="float">
            <text:p>7.998550613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00887465234411931" calcext:value-type="float">
            <text:p>0.0008874652</text:p>
          </table:table-cell>
        </table:table-row>
        <table:table-row table:style-name="ro1">
          <table:table-cell office:value-type="float" office:value="4.99890394708744" calcext:value-type="float">
            <text:p>4.9989039471</text:p>
          </table:table-cell>
          <table:table-cell office:value-type="float" office:value="1" calcext:value-type="float">
            <text:p>1</text:p>
          </table:table-cell>
          <table:table-cell office:value-type="float" office:value="8.9980581944633" calcext:value-type="float">
            <text:p>8.9980581945</text:p>
          </table:table-cell>
          <table:table-cell office:value-type="float" office:value="0" calcext:value-type="float">
            <text:p>0</text:p>
          </table:table-cell>
          <table:table-cell office:value-type="float" office:value="0.00181448251314548" calcext:value-type="float">
            <text:p>0.0018144825</text:p>
          </table:table-cell>
        </table:table-row>
        <table:table-row table:style-name="ro1">
          <table:table-cell office:value-type="float" office:value="37.9230705647889" calcext:value-type="float">
            <text:p>37.9230705648</text:p>
          </table:table-cell>
          <table:table-cell office:value-type="float" office:value="22" calcext:value-type="float">
            <text:p>22</text:p>
          </table:table-cell>
          <table:table-cell office:value-type="float" office:value="149.861254339606" calcext:value-type="float">
            <text:p>149.8612543396</text:p>
          </table:table-cell>
          <table:table-cell office:value-type="float" office:value="14" calcext:value-type="float">
            <text:p>14</text:p>
          </table:table-cell>
          <table:table-cell office:value-type="float" office:value="0.118026593561939" calcext:value-type="float">
            <text:p>0.1180265936</text:p>
          </table:table-cell>
        </table:table-row>
        <table:table-row table:style-name="ro1">
          <table:table-cell office:value-type="float" office:value="3.99443478577784" calcext:value-type="float">
            <text:p>3.9944347858</text:p>
          </table:table-cell>
          <table:table-cell office:value-type="float" office:value="4" calcext:value-type="float">
            <text:p>4</text:p>
          </table:table-cell>
          <table:table-cell office:value-type="float" office:value="8.99317397821513" calcext:value-type="float">
            <text:p>8.9931739782</text:p>
          </table:table-cell>
          <table:table-cell office:value-type="float" office:value="3" calcext:value-type="float">
            <text:p>3</text:p>
          </table:table-cell>
          <table:table-cell office:value-type="float" office:value="0.00667362125209284" calcext:value-type="float">
            <text:p>0.00667362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99833281207383" calcext:value-type="float">
            <text:p>2.9983328121</text:p>
          </table:table-cell>
          <table:table-cell office:value-type="float" office:value="21.9869100179756" calcext:value-type="float">
            <text:p>21.986910018</text:p>
          </table:table-cell>
          <table:table-cell office:value-type="float" office:value="3" calcext:value-type="float">
            <text:p>3</text:p>
          </table:table-cell>
          <table:table-cell office:value-type="float" office:value="0.00923534950534256" calcext:value-type="float">
            <text:p>0.0092353495</text:p>
          </table:table-cell>
        </table:table-row>
        <table:table-row table:style-name="ro1">
          <table:table-cell office:value-type="float" office:value="13.8025262333204" calcext:value-type="float">
            <text:p>13.802526233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5.98107256284049" calcext:value-type="float">
            <text:p>5.9810725628</text:p>
          </table:table-cell>
          <table:table-cell office:value-type="float" office:value="3.0033757056085" calcext:value-type="float">
            <text:p>3.0033757056</text:p>
          </table:table-cell>
        </table:table-row>
        <table:table-row table:style-name="ro1">
          <table:table-cell office:value-type="float" office:value="10.0254017230235" calcext:value-type="float">
            <text:p>10.025401723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3.74801258899811" calcext:value-type="float">
            <text:p>3.748012589</text:p>
          </table:table-cell>
          <table:table-cell office:value-type="float" office:value="3.08711785196709" calcext:value-type="float">
            <text:p>3.0871178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.99803975061476" calcext:value-type="float">
            <text:p>9.9980397506</text:p>
          </table:table-cell>
          <table:table-cell office:value-type="float" office:value="2.99278118218253" calcext:value-type="float">
            <text:p>2.9927811822</text:p>
          </table:table-cell>
          <table:table-cell office:value-type="float" office:value="0.00500592455155619" calcext:value-type="float">
            <text:p>0.0050059246</text:p>
          </table:table-cell>
        </table:table-row>
        <table:table-row table:style-name="ro1">
          <table:table-cell office:value-type="float" office:value="2.58317161424056" calcext:value-type="float">
            <text:p>2.583171614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5.50742329281108" calcext:value-type="float">
            <text:p>5.5074232928</text:p>
          </table:table-cell>
          <table:table-cell office:value-type="float" office:value="1.09164916671497" calcext:value-type="float">
            <text:p>1.0916491667</text:p>
          </table:table-cell>
        </table:table-row>
        <table:table-row table:style-name="ro1">
          <table:table-cell office:value-type="float" office:value="2.7821029403551" calcext:value-type="float">
            <text:p>2.782102940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6.30323825253473" calcext:value-type="float">
            <text:p>6.3032382525</text:p>
          </table:table-cell>
          <table:table-cell office:value-type="float" office:value="1.68394487005866" calcext:value-type="float">
            <text:p>1.6839448701</text:p>
          </table:table-cell>
        </table:table-row>
        <table:table-row table:style-name="ro1">
          <table:table-cell office:value-type="float" office:value="4.74086878245333" calcext:value-type="float">
            <text:p>4.740868782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.38253635618759" calcext:value-type="float">
            <text:p>2.3825363562</text:p>
          </table:table-cell>
          <table:table-cell office:value-type="float" office:value="0.49833082237268" calcext:value-type="float">
            <text:p>0.4983308224</text:p>
          </table:table-cell>
        </table:table-row>
        <table:table-row table:style-name="ro1">
          <table:table-cell office:value-type="float" office:value="6.539520652783" calcext:value-type="float">
            <text:p>6.539520652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5.39790322324638" calcext:value-type="float">
            <text:p>5.3979032232</text:p>
          </table:table-cell>
          <table:table-cell office:value-type="float" office:value="0.588669223096225" calcext:value-type="float">
            <text:p>0.58866922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.98727294476671" calcext:value-type="float">
            <text:p>9.987272944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00743960302509321" calcext:value-type="float">
            <text:p>0.00743960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99.9891798236603" calcext:value-type="float">
            <text:p>99.9891798237</text:p>
          </table:table-cell>
          <table:table-cell office:value-type="float" office:value="2.9672440314822" calcext:value-type="float">
            <text:p>2.9672440315</text:p>
          </table:table-cell>
          <table:table-cell office:value-type="float" office:value="0.0242875500156133" calcext:value-type="float">
            <text:p>0.024287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06T17:02:27.325738531</dc:date>
    <meta:editing-duration>PT2M52S</meta:editing-duration>
    <meta:editing-cycles>1</meta:editing-cycles>
    <meta:document-statistic meta:table-count="1" meta:cell-count="1145" meta:object-count="0"/>
    <meta:generator>LibreOffice/5.1.6.2$Linux_X86_64 LibreOffice_project/10m0$Build-2</meta:generator>
  </office:meta>
</office:document-meta>
</file>